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Preformatted_20_Text">
      <style:paragraph-properties fo:margin-left="0.4925in" fo:margin-right="0in" fo:text-indent="0in" style:auto-text-indent="false"/>
      <style:text-properties fo:language="zxx" fo:country="none" style:language-asian="zxx" style:country-asian="none" style:language-complex="zxx" style:country-complex="none"/>
    </style:style>
    <style:style style:name="P3" style:family="paragraph" style:parent-style-name="Text_20_body">
      <style:paragraph-properties fo:margin-left="0.9846in" fo:margin-right="0in" fo:text-indent="0in" style:auto-text-indent="false"/>
    </style:style>
    <style:style style:name="P4" style:family="paragraph" style:parent-style-name="Preformatted_20_Text">
      <style:paragraph-properties fo:margin-left="0.9846in" fo:margin-right="0in" fo:text-indent="0in" style:auto-text-indent="false"/>
      <style:text-properties fo:language="zxx" fo:country="none" style:language-asian="zxx" style:country-asian="none" style:language-complex="zxx" style:country-complex="none"/>
    </style:style>
    <style:style style:name="P5" style:family="paragraph" style:parent-style-name="Text_20_body">
      <style:paragraph-properties fo:margin-left="1.4772in" fo:margin-right="0in" fo:text-indent="0in" style:auto-text-indent="false"/>
    </style:style>
    <style:style style:name="P6" style:family="paragraph" style:parent-style-name="Preformatted_20_Text">
      <style:paragraph-properties fo:margin-left="1.4772in" fo:margin-right="0in" fo:text-indent="0in" style:auto-text-indent="false"/>
      <style:text-properties fo:language="zxx" fo:country="none" style:language-asian="zxx" style:country-asian="none" style:language-complex="zxx" style:country-complex="non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9" style:family="paragraph" style:parent-style-name="Text_20_body">
      <style:text-properties fo:language="zxx" fo:country="none" style:language-asian="zxx" style:country-asian="none" style:language-complex="zxx" style:country-complex="none"/>
    </style:style>
    <style:style style:name="P10" style:family="paragraph" style:parent-style-name="Standard">
      <style:paragraph-properties fo:margin-top="0in" fo:margin-bottom="0.1965in"/>
    </style:style>
    <style:style style:name="P11" style:family="paragraph" style:parent-style-name="Preformatted_20_Text">
      <style:paragraph-properties fo:margin-top="0in" fo:margin-bottom="0.1965in"/>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15" style:family="paragraph" style:parent-style-name="Standard">
      <style:paragraph-properties fo:margin-left="0in" fo:margin-right="0in" fo:text-align="start" style:justify-single-word="false" fo:text-indent="0in" style:auto-text-indent="false" style:text-autospace="none"/>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7" style:family="paragraph" style:parent-style-name="Standard">
      <style:paragraph-properties fo:margin-left="0in" fo:margin-right="0in" fo:text-indent="0in" style:auto-text-indent="false"/>
      <style:text-properties fo:font-style="normal" style:text-underline-style="none" fo:font-weight="normal" style:font-style-asian="normal" style:font-weight-asian="normal" style:font-style-complex="normal" style:font-weight-complex="normal"/>
    </style:style>
    <style:style style:name="P18" style:family="paragraph" style:parent-style-name="Preformatted_20_Text">
      <style:paragraph-properties fo:margin-left="0in" fo:margin-right="0in" fo:text-indent="0in" style:auto-text-indent="false"/>
      <style:text-properties fo:language="zxx" fo:country="none" style:language-asian="zxx" style:country-asian="none" style:language-complex="zxx" style:country-complex="none"/>
    </style:style>
    <style:style style:name="P19" style:family="paragraph" style:parent-style-name="Text_20_body">
      <style:paragraph-properties fo:margin-left="1.9693in" fo:margin-right="0in" fo:text-indent="0in" style:auto-text-indent="false"/>
      <style:text-properties fo:language="zxx" fo:country="none" style:language-asian="zxx" style:country-asian="none" style:language-complex="zxx" style:country-complex="none"/>
    </style:style>
    <style:style style:name="P20" style:family="paragraph" style:parent-style-name="Preformatted_20_Text">
      <style:paragraph-properties fo:margin-left="1.9693in" fo:margin-right="0in" fo:text-indent="0in" style:auto-text-indent="false"/>
      <style:text-properties fo:language="zxx" fo:country="none" style:language-asian="zxx" style:country-asian="none" style:language-complex="zxx" style:country-complex="none"/>
    </style:style>
    <style:style style:name="P21" style:family="paragraph" style:parent-style-name="Preformatted_20_Text">
      <style:text-properties fo:language="zxx" fo:country="none" style:language-asian="zxx" style:country-asian="none" style:language-complex="zxx" style:country-complex="none"/>
    </style:style>
    <style:style style:name="P22" style:family="paragraph" style:parent-style-name="Preformatted_20_Text">
      <style:paragraph-properties fo:margin-left="2.4618in" fo:margin-right="0in" fo:text-indent="0in" style:auto-text-indent="false"/>
      <style:text-properties fo:language="zxx" fo:country="none" style:language-asian="zxx" style:country-asian="none" style:language-complex="zxx" style:country-complex="none"/>
    </style:style>
    <style:style style:name="P23" style:family="paragraph" style:parent-style-name="Preformatted_20_Text">
      <style:text-properties fo:language="zxx" fo:country="none" style:language-asian="zxx" style:country-asian="none" style:language-complex="zxx" style:country-complex="none"/>
    </style:style>
    <style:style style:name="P24" style:family="paragraph" style:parent-style-name="Preformatted_20_Text">
      <style:paragraph-properties fo:margin-left="0in" fo:margin-right="0in" fo:text-indent="0in" style:auto-text-indent="false"/>
      <style:text-properties fo:language="zxx" fo:country="none" style:language-asian="zxx" style:country-asian="none" style:language-complex="zxx" style:country-complex="none"/>
    </style:style>
    <style:style style:name="P25" style:family="paragraph" style:parent-style-name="Preformatted_20_Text">
      <style:paragraph-properties fo:margin-left="0.5in" fo:margin-right="0in" fo:text-indent="0in" style:auto-text-indent="false"/>
    </style:style>
    <style:style style:name="P26" style:family="paragraph" style:parent-style-name="Preformatted_20_Text">
      <style:paragraph-properties fo:margin-left="0.5in" fo:margin-right="0in" fo:text-indent="0in" style:auto-text-indent="false"/>
      <style:text-properties fo:language="zxx" fo:country="none" style:language-asian="zxx" style:country-asian="none" style:language-complex="zxx" style:country-complex="none"/>
    </style:style>
    <style:style style:name="P27" style:family="paragraph" style:parent-style-name="Preformatted_20_Text">
      <style:paragraph-properties fo:margin-left="0.75in" fo:margin-right="0in" fo:text-indent="0in" style:auto-text-indent="false"/>
      <style:text-properties fo:language="zxx" fo:country="none" style:language-asian="zxx" style:country-asian="none" style:language-complex="zxx" style:country-complex="none"/>
    </style:style>
    <style:style style:name="P28" style:family="paragraph" style:parent-style-name="Preformatted_20_Text">
      <style:paragraph-properties fo:margin-left="1in" fo:margin-right="0in" fo:text-indent="0in" style:auto-text-indent="false"/>
      <style:text-properties fo:language="zxx" fo:country="none" style:language-asian="zxx" style:country-asian="none" style:language-complex="zxx" style:country-complex="none"/>
    </style:style>
    <style:style style:name="P29" style:family="paragraph" style:parent-style-name="Preformatted_20_Text">
      <style:paragraph-properties fo:margin-left="0.25in" fo:margin-right="0in" fo:text-indent="0in" style:auto-text-indent="false"/>
      <style:text-properties fo:language="zxx" fo:country="none" style:language-asian="zxx" style:country-asian="none" style:language-complex="zxx" style:country-complex="none"/>
    </style:style>
    <style:style style:name="P30" style:family="paragraph" style:parent-style-name="Preformatted_20_Text">
      <style:paragraph-properties fo:margin-left="1.5in" fo:margin-right="0in" fo:text-indent="0in" style:auto-text-indent="false"/>
      <style:text-properties fo:language="zxx" fo:country="none" style:language-asian="zxx" style:country-asian="none" style:language-complex="zxx" style:country-complex="none"/>
    </style:style>
    <style:style style:name="P31" style:family="paragraph" style:parent-style-name="Preformatted_20_Text">
      <style:paragraph-properties fo:margin-left="1.25in" fo:margin-right="0in" fo:text-indent="0in" style:auto-text-indent="false"/>
      <style:text-properties fo:language="zxx" fo:country="none" style:language-asian="zxx" style:country-asian="none" style:language-complex="zxx" style:country-complex="none"/>
    </style:style>
    <style:style style:name="P32" style:family="paragraph" style:parent-style-name="Heading_20_3">
      <style:text-properties fo:font-style="normal" style:font-style-asian="normal" style:font-style-complex="normal"/>
    </style:style>
    <style:style style:name="P33" style:family="paragraph" style:parent-style-name="OutlineNothing" style:list-style-name=""/>
    <style:style style:name="P34" style:family="paragraph" style:parent-style-name="OutlineNothing" style:list-style-name="">
      <style:paragraph-properties fo:margin-left="0in" fo:margin-right="0in" fo:text-indent="0in" style:auto-text-indent="false"/>
    </style:style>
    <style:style style:name="P35" style:family="paragraph" style:parent-style-name="Text_20_body" style:list-style-name="L1"/>
    <style:style style:name="P36" style:family="paragraph" style:parent-style-name="Text_20_body" style:list-style-name="L2">
      <style:text-properties fo:language="zxx" fo:country="none" style:language-asian="zxx" style:country-asian="none" style:language-complex="zxx" style:country-complex="none"/>
    </style:style>
    <style:style style:name="P37"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color="#000000"/>
    </style:style>
    <style:style style:name="T10" style:family="text">
      <style:text-properties fo:color="#000000" style:text-line-through-style="none" style:text-underline-style="none" style:text-blinking="false"/>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7f0055" fo:font-weight="bold" style:font-weight-asian="bold" style:font-weight-complex="bold"/>
    </style:style>
    <style:style style:name="T13"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style:text-outline="false" style:text-line-through-style="none" style:font-name="Nimbus Sans L" fo:font-size="10pt" fo:font-style="normal" fo:text-shadow="none" style:text-underline-style="none" fo:font-weight="normal" style:font-name-asian="Nimbus Sans L" style:font-size-asian="10pt" style:font-style-asian="normal" style:font-weight-asian="normal" style:font-name-complex="Nimbus Sans L" style:font-size-complex="10pt" style:font-style-complex="normal" style:font-weight-complex="normal" style:text-emphasize="none" style:text-overline-style="none" style:text-overline-color="font-color"/>
    </style:style>
    <style:style style:name="T15" style:family="text">
      <style:text-properties fo:language="zxx" fo:country="none" style:language-asian="zxx" style:country-asian="none" style:language-complex="zxx" style:country-complex="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form:form form:name="f" form:apply-filter="true" form:method="post" form:control-implementation="ooo:com.sun.star.form.component.Form" office:target-frame="" xlink:href="file:///C:/Users/kriegmani/group/objectify-appengine/manage_thread">
          <form:properties>
            <form:property form:property-name="PropertyChangeNotificationEnabled" office:value-type="boolean" office:boolean-value="true"/>
          </form:properties>
          <form:hidden form:name="_done" form:control-implementation="ooo:com.sun.star.form.component.HiddenControl" form:id="control1" form:value="/group/objectify-appengine/browse_thread/thread/67fb06898ea161a/1e9c0e60ee60627b"/>
          <form:hidden form:name="tid" form:control-implementation="ooo:com.sun.star.form.component.HiddenControl" form:id="control2" form:value="67fb06898ea161a"/>
        </form:form>
        <form:form form:name="unnamed0" form:apply-filter="true" form:method="post" form:control-implementation="ooo:com.sun.star.form.component.Form" office:target-frame="post_res" xlink:href="file:///C:/Users/kriegmani/group/objectify-appengine/post%3FAction.BackgroundPost=1">
          <form:properties>
            <form:property form:property-name="PropertyChangeNotificationEnabled" office:value-type="boolean" office:boolean-value="true"/>
          </form:properties>
          <form:hidden form:name="WebToken" form:control-implementation="ooo:com.sun.star.form.component.HiddenControl" form:id="control3" form:value="86bb613da962ea7f78429f7c5c4d7e0e"/>
          <form:hidden form:name="orig_charset" form:control-implementation="ooo:com.sun.star.form.component.HiddenControl" form:id="control4" form:value="ISO-8859-1"/>
          <form:hidden form:name="no_subj_override" form:control-implementation="ooo:com.sun.star.form.component.HiddenControl" form:id="control5" form:value="0"/>
          <form:hidden form:name="no_body_override" form:control-implementation="ooo:com.sun.star.form.component.HiddenControl" form:id="control6" form:value="0"/>
          <form:hidden form:name="quickreply" form:control-implementation="ooo:com.sun.star.form.component.HiddenControl" form:id="control7" form:value="1"/>
          <form:hidden form:name="ctoken" form:control-implementation="ooo:com.sun.star.form.component.HiddenControl" form:id="control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Current</text:h>
      <text:h text:style-name="Heading_20_2" text:outline-level="2">To Do</text:h>
      <text:list xml:id="list37425755" text:style-name="L3">
        <text:list-item>
          <text:p text:style-name="P37">debug versions mode</text:p>
        </text:list-item>
        <text:list-item>
          <text:p text:style-name="P37">figure out probabilities problem and keep working on scoring</text:p>
        </text:list-item>
        <text:list-item>
          <text:p text:style-name="P37">follow up on setting up a meeting with Peter Koelner or whatever his name is in the philosophy dept.</text:p>
        </text:list-item>
      </text:list>
      <text:h text:style-name="Heading_20_2" text:outline-level="2">Scoring</text:h>
      <text:p text:style-name="Text_20_body">So the basic idea with scoring is that every time a new rating is made, or everytime a new argument is added, or an existing argument is change, or an argument is removed, we need to recalculate all of the scores for dependent propositions.</text:p>
      <text:p text:style-name="Text_20_body">A proposition only has a score in within a certain context because some of the paths through its sub arguments may be ruled out because they are circular or because they conflict with higher level propositions with the content.</text:p>
      <text:h text:style-name="Heading_20_3" text:outline-level="3">Things that should trigger re-scoring of a proposition's dependent arguments</text:h>
      <text:list xml:id="list35118762" text:style-name="L1">
        <text:list-item>
          <text:p text:style-name="P35">new/deleted/change rating</text:p>
        </text:list-item>
        <text:list-item>
          <text:p text:style-name="P35">new/deleted/changed argument</text:p>
        </text:list-item>
      </text:list>
      <text:h text:style-name="Heading_20_3" text:outline-level="3">Algorithm for re-scoring</text:h>
      <text:p text:style-name="Text_20_body">Lets define the edited proposition as the proposition whose rating has been changed, or the proposition whose argument has been changed.</text:p>
      <text:p text:style-name="Text_20_body">First find all dependent trees by recursively querying for parents of the edited proposition. <text:s/>Continuing querying until we reach nodes with no parents. <text:s/>Now we have a list of all dependent nodes.</text:p>
      <text:p text:style-name="Text_20_body">Now we could construct all possible argument trees for every dependent node by recursively loading up children, while keeping a list of nodes that have already been used higher in the tree, and ruling out arguments when it uses as one of its own propositions, one of its ancestor props.</text:p>
      <text:p text:style-name="Text_20_body">However, that isn't the whole story, because for any scoring of a tree, no argument that is used for the score can use as a child proposition the negation of any proposition that is used anywhere else in the tree (whether it is an ancestor or not).</text:p>
      <text:p text:style-name="Text_20_body">Thus whenever in one part of the tree there is a proposition which is negated in another part of the tree (even though neither is a direct descendant of the other) there is a choice point: <text:s/>we can discard the parent argument of either proposition, and then re-evaluate the parent proposition of that argument without that argument's availability.</text:p>
      <text:p text:style-name="Text_20_body">Thus every time somewhere is a tree there is a proposition and its negation we must multiply by two how many trees there are to evaluate. <text:s/>If there are 5 proposition/negation pairs, it seems we have 2^5 possible trees to evaluate...maybe...but remember for each proposition we only use the strongest argument for and the strongest argument against, thus we only have a choice point if the proposition and its negation are each in arguments which are the strongest arguments for their respective propositions. <text:s/>Who knows how often that will be the case...</text:p>
      <text:p text:style-name="Text_20_body"/>
      <text:p text:style-name="Text_20_body">Which brings me to another point. <text:s/>I think it's possible to save some time by starting with the lowest level propositions and working our way up to higher level ones. <text:s/>So first we score a proposition, and then it's grandparent proposition's and so forth. The grandparent proposition can start by using the grandchild's highest scoring pro/con arguments, which in many cases will probably not have a cycle or conflicting proposition. <text:s/>Only in those cases where the grandchild's score was dependent on an argument that produces a cycle or conflict for the grandparent, does the grandparent bother to recalculate all of the grandchild's arguments within the new grandparent context.</text:p>
      <text:p text:style-name="Text_20_body"/>
      <text:p text:style-name="Text_20_body">So the algorithm to evaluate a high level proposition could be something like this. <text:s/>First load up all the arguments and all the propositions of those arguments. <text:s/>Score each argument based on each proposition's pre-calculated score. <text:s/>For each of the strongeset pro and con arguments, load up the trees associated with each proposition in the argument. <text:s/>If there are no conflicts we are golden. <text:s/>We don't need to load up the trees of the weaker arguments.</text:p>
      <text:p text:style-name="Text_20_body">If there are conflicts then we can search within the grandchild proposition's tree for the highest rated tree that does not conflict, and use that to recalculate the strength of the argument. <text:s/>Only if the strongest argument score we can come up with falls below the next competing argument's score does it become necessary to load up the the tree of the next competing argument and check it for cycles and conflicts. <text:s/>The idea being that a cycle or conflict having to do with a higher level context can only reduce the score from the pre-calculated score for the proposition.</text:p>
      <text:p text:style-name="Text_20_body">I think it is probably possible to repeat this time saving procedure down the tree, and after finding conflicts, when looking for the strongest alternatives, the result being that you will usually only have to evaluate a tiny portion of the tree.</text:p>
      <text:p text:style-name="Text_20_body"/>
      <text:p text:style-name="Text_20_body">Maybe this approach will reduce/eliminate problems with cycles and conflicts by triming enough of them away so that highest scores are always/almost always calculable in reasonable time.</text:p>
      <text:p text:style-name="Text_20_body"/>
      <text:p text:style-name="Text_20_body"/>
      <text:p text:style-name="Text_20_body">So the algorithm could first calculate a score for the edited proposition, and then call a recursive function to calculate the score for the parents and so on up the tree (as opposed to generating a list of trees that need to be calculated from the start).</text:p>
      <text:p text:style-name="Text_20_body"/>
      <text:h text:style-name="Heading_20_3" text:outline-level="3">Example</text:h>
      <text:p text:style-name="Text_20_body"/>
      <text:p text:style-name="P21">propA (AR: 50)</text:p>
      <text:p text:style-name="P29">+ argB</text:p>
      <text:p text:style-name="P26">propE (AR: 85)</text:p>
      <text:p text:style-name="P27">+ argH</text:p>
      <text:p text:style-name="P28">propI (AR: 40)</text:p>
      <text:p text:style-name="P31">+ argX</text:p>
      <text:p text:style-name="P30">propE</text:p>
      <text:p text:style-name="P28">propJ (AR: 60)</text:p>
      <text:p text:style-name="P28">propK (AR: 55)</text:p>
      <text:p text:style-name="P27">+ argR</text:p>
      <text:p text:style-name="P28">propS (AR: 55)</text:p>
      <text:p text:style-name="P28">propT (AR: 55)</text:p>
      <text:p text:style-name="P26">propF (AR: 75)</text:p>
      <text:p text:style-name="P26">propG (AR: 90)</text:p>
      <text:p text:style-name="P29">+ argC</text:p>
      <text:p text:style-name="P26">propL (AR: 88)</text:p>
      <text:p text:style-name="P27">+ argP</text:p>
      <text:p text:style-name="P28">propI (AR: 40)</text:p>
      <text:p text:style-name="P28">propQ (AR: 34)</text:p>
      <text:p text:style-name="P26">propM (AR: 20)</text:p>
      <text:p text:style-name="P29">+ argU</text:p>
      <text:p text:style-name="P26">propV (AR: 20)</text:p>
      <text:p text:style-name="P26">propW (AR: 20)</text:p>
      <text:p text:style-name="P29">- argD</text:p>
      <text:p text:style-name="P26">propN (AR: 32)</text:p>
      <text:p text:style-name="P26">propO (AR: 42)</text:p>
      <text:p text:style-name="P26"/>
      <text:p text:style-name="P9">Lets say that propI.AR is updated. <text:s/>We do:</text:p>
      <text:list xml:id="list35106209" text:style-name="L2">
        <text:list-item>
          <text:p text:style-name="P36">rescore propE</text:p>
          <text:list>
            <text:list-item>
              <text:p text:style-name="P36">rescore argH (propI.AR * propJ.AR * propK.AR)</text:p>
            </text:list-item>
            <text:list-item>
              <text:p text:style-name="P36">rescore propE using the greater of argH.S or argR.S</text:p>
            </text:list-item>
          </text:list>
        </text:list-item>
        <text:list-item>
          <text:p text:style-name="P36">rescore propL</text:p>
        </text:list-item>
        <text:list-item>
          <text:p text:style-name="P36">rescore propA</text:p>
          <text:list>
            <text:list-item>
              <text:p text:style-name="P36">rescore argB (propE.S * propF.S * propG.S)</text:p>
              <text:list>
                <text:list-item>
                  <text:p text:style-name="P36">recursively open the highest rated pro/con args for the tree rooted at argB looking for cycles or conflicts.</text:p>
                  <text:list>
                    <text:list-item>
                      <text:p text:style-name="P36">recursively open the highest rated pro/con args for the tree root at argH looking for cycles and conflicts</text:p>
                    </text:list-item>
                  </text:list>
                </text:list-item>
              </text:list>
            </text:list-item>
            <text:list-item>
              <text:p text:style-name="P36">rescore argC (propL.S * propM.S)</text:p>
            </text:list-item>
            <text:list-item>
              <text:p text:style-name="P36">don't bother rescoring argU unless both argB.S and argC.S have fallen below argU.S</text:p>
            </text:list-item>
            <text:list-item>
              <text:p text:style-name="P36">don't bother rescoring argD</text:p>
            </text:list-item>
            <text:list-item>
              <text:p text:style-name="P36">rescore propA using propA.AR, argD.S and greater of argB.S, argC.S, and argU.S</text:p>
            </text:list-item>
          </text:list>
        </text:list-item>
      </text:list>
      <text:p text:style-name="P9"/>
      <text:p text:style-name="P9">Hmmm... I think I might need to increase the depth of the sample tree a little bit in order to explicate an complete algorithm.</text:p>
      <text:h text:style-name="Heading_20_3" text:outline-level="3">Questions</text:h>
      <text:p text:style-name="Text_20_body">Do I bother calculating scores for all contexts, or only for trees with roots that are root nodes (i.e. 'prop.root <text:s/>== true')?</text:p>
      <text:h text:style-name="Heading_20_3" text:outline-level="3">Circular arguments interfering with evaluation</text:h>
      <text:p text:style-name="Text_20_body">Remember my conversation with Todd. <text:s/>When I implement scoring, I will want to keep in mind that it is possible for circular arguments to cause combinatorial problems. <text:s/>If for instance you have five nodes each of which circles back you could have something like 5*4*3*2 paths to check in order to evalute one of the propositions that depends on those nodes. <text:s/>In cases where there are too many paths to check gracefully, I will want to do a breadth first scoring algorithm, and just not score all the way to the most fundamental propositions. <text:s/>I might also want to send a report about the set of circular propositions so that they can be checked for maliciousness, and potentially revised/removed. <text:s/>I think this is probably not that big of a deal. <text:s/>The situations where there is legitimate high level of circularity seem like they might be rare. <text:s/>The illegitimate ones can be removed by human interventions after reporting. <text:s/>And the legitimate ones, if they are too much for the computer to handle, can simply rely on imperfect breadth first scoring.</text:p>
      <text:h text:style-name="Heading_20_3" text:outline-level="3">Based on last years notes</text:h>
      <text:p text:style-name="Text_20_body">Maybe I should start with the most naïve implementation and optimize from there. <text:s/>That will probably make this easier especially since I'm not even sure what the basic approach should be.</text:p>
      <text:p text:style-name="Text_20_body">The most naïve implementation, according to the approach outlined below where all arguments are taken into account (not just the strongest) would be to load up each tree that I want to evaluate one at a time. <text:s/>Don't worry about the order for now. <text:s/>So its fine to start with the edited node and then recursively evaluate parents.</text:p>
      <text:p text:style-name="Text_20_body">To evaluate a given tree, call up the whole tree. <text:s/>Lets consider a really simple tree:</text:p>
      <text:p text:style-name="P21">propA (AR: 50)</text:p>
      <text:p text:style-name="P29">+ argB</text:p>
      <text:p text:style-name="P26">propC (AR: 85)</text:p>
      <text:p text:style-name="P26">propG (AR: 40)</text:p>
      <text:p text:style-name="P29">+ argD</text:p>
      <text:p text:style-name="P26">propC (AR: 85)</text:p>
      <text:p text:style-name="P25"><text:span text:style-name="T15">propF (AR: 20)</text:span></text:p>
      <text:p text:style-name="P25"><text:span text:style-name="T15"/></text:p>
      <text:p text:style-name="Text_20_body"><text:span text:style-name="T15">Chance of either argB or argD or both (making the dubious assumption, as always that propC, propG and propF are all independent variables): propC.AR * (1 – (1-propG.AR)(1-propF.AR) = chance of propC times 1 minus the chance of neither propG nor propF.</text:span></text:p>
      <text:p text:style-name="Text_20_body"><text:span text:style-name="T15">What about:</text:span></text:p>
      <text:p text:style-name="P21">propA (AR: 50)</text:p>
      <text:p text:style-name="P29">+ argB</text:p>
      <text:p text:style-name="P26">propC (AR: 85)</text:p>
      <text:p text:style-name="P26">propG (AR: 40)</text:p>
      <text:p text:style-name="P29">+ argD</text:p>
      <text:p text:style-name="P26">propC (AR: 85)</text:p>
      <text:p text:style-name="P25"><text:span text:style-name="T15">propF (AR: 20)</text:span></text:p>
      <text:p text:style-name="P25"><text:span text:style-name="T15">propJ (AR: 32)</text:span></text:p>
      <text:p text:style-name="P29">+ argH</text:p>
      <text:p text:style-name="P26">propC (AR: 85)</text:p>
      <text:p text:style-name="P25"><text:span text:style-name="T15">propF (AR: 20)</text:span></text:p>
      <text:p text:style-name="P25"><text:span text:style-name="T15">propI (AR: 45)</text:span></text:p>
      <text:p text:style-name="P18"/>
      <text:p text:style-name="Text_20_body">Chance of at least one of argB, argD or argH:</text:p>
      <text:p text:style-name="Text_20_body">What are the ways it can be correct:</text:p>
      <text:p text:style-name="P18">1. propC</text:p>
      <text:p text:style-name="P29">1. propG</text:p>
      <text:p text:style-name="P29">2. propF</text:p>
      <text:p text:style-name="P26">1. propJ</text:p>
      <text:p text:style-name="P26">2. propI</text:p>
      <text:p text:style-name="P18"/>
      <text:p text:style-name="Text_20_body">There are three ways to be correct 1.1, 1.2.1, and 1.2.2. <text:s/>Each requires propC so multiply everything by propC to get rid of that element. <text:s/>What are the chances of at least one of propG or propF? <text:s/>It is 1 – the chance of neither propG nor propF, which is 1-(1-propG)(1-propF). <text:s/>What is the chance of propF? <text:s/>1 minus chance of neither propJ nor propI which is 1-(1-propJ)(1-propI).</text:p>
      <text:p text:style-name="Text_20_body">So according to that reasoning I've got: <text:s/>propC(1-(1-propG)(1-1-(1-propJ)(1-propI)))</text:p>
      <text:p text:style-name="Text_20_body">What about:</text:p>
      <text:p text:style-name="P21">propA (AR: 50)</text:p>
      <text:p text:style-name="P29">+ argB</text:p>
      <text:p text:style-name="P26">propC (AR: 85)</text:p>
      <text:p text:style-name="P26">propG (AR: 40)</text:p>
      <text:p text:style-name="P29">+ argD</text:p>
      <text:p text:style-name="P26">propC (AR: 85)</text:p>
      <text:p text:style-name="P25"><text:span text:style-name="T15">propF (AR: 20)</text:span></text:p>
      <text:p text:style-name="P25"><text:span text:style-name="T15">propJ (AR: 32)</text:span></text:p>
      <text:p text:style-name="P29">+ argH</text:p>
      <text:p text:style-name="P26">propK (AR: 85)</text:p>
      <text:p text:style-name="P25"><text:span text:style-name="T15">propF (AR: 20)</text:span></text:p>
      <text:p text:style-name="P26">propI (AR: 45)</text:p>
      <text:p text:style-name="P26"/>
      <text:p text:style-name="Text_20_body"><text:span text:style-name="T15">What are the ways it can be correct:</text:span></text:p>
      <text:p text:style-name="P18">1. propC</text:p>
      <text:p text:style-name="P29">1. propG</text:p>
      <text:p text:style-name="P29">2. propF &amp;&amp; propJ</text:p>
      <text:p text:style-name="P18">2. propK &amp;&amp; propF &amp;&amp; propI</text:p>
      <text:h text:style-name="Heading_20_3" text:outline-level="3">Taken from Last Years Notes</text:h>
      <text:p text:style-name="Text_20_body">[Notice that here (towards the end) I am contemplating a slightly different system that incorporates all the argument for an against a proposition, not just the strongest ones...]</text:p>
      <text:p text:style-name="Text_20_body">So I am imagining a system that would work like this. <text:s/>For each valid none circular argument in support of a proposition, the system would evaluate the strength of the argument by looking first at the leaf node propositions and the crowd sourced evaluations of them. <text:s/>It would use these leaf node evaluations as an aid to coming up with a valuation for the proposition which directly relied on them. <text:s/>To the extent that those leaf nodes evaluations where strong, as in most users agreed that they are clearly true (or agreed that they are clearly false) they would form the basis for evaluation of the dependent proposition. <text:s/>Maybe a simple average of those propositions as a way to get started. <text:s/>So if for leaf proposition 1, users assessment of liklihood of truth averaged to 80%, for 2, 85%, for 3, 90%, for 4, 95%, and for 5, 100%, then overall the leaf propositions would average out to 90% for that argument. <text:s/>Assuming that was the strongest argument, or that it was the only argument, for the dependent proposition, we could then combine that 90% with direct crowd sourced evaluations of the dependent proposition. <text:s/>Lets say that the crowd evaluated the dependent proposition at 80%. <text:s/>To the extent that logic strongly supports a position we want to give primacy to logic rather than crowd sourced evaluations, so we could use the leaf node's evaluation as both an evaluation and the weight to give to the evaluation . . . so you could do a weighted average: <text:s/>.90 * .90 + .80 * .10 to come up with the combined valuation for that node. <text:s/>But that doesn't make sense, because that means that leaf nodes that are deemed unlikely to be true are counted as less compelling . . . well maybe that does make sense. <text:s/>The whole idea is that we don't want to give an errant bad argument for something inordinate weight in determining the value of a proposition. <text:s/>Rather we want to give the <text:span text:style-name="T2">good</text:span><text:span text:style-name="T7"> argument </text:span><text:span text:style-name="T2">for </text:span><text:span text:style-name="T3">and</text:span><text:span text:style-name="T4"> </text:span><text:span text:style-name="T5">against</text:span><text:span text:style-name="T6"> </text:span><text:span text:style-name="T8">something the most weight.</text:span></text:p>
      <text:p text:style-name="Text_20_body"><text:span text:style-name="T8">So perhaps what we do in that case is if the best pro argument has leaf nodes that average 90% and the best con argument has leaf nodes that averages to 50%, we take a weighted average of </text:span><text:span text:style-name="T6">those</text:span><text:span text:style-name="T8">, and then use that in the weighted average with the dependent propositions crowd sourced evaluation. <text:s/>No, that doesn't make sense. <text:s/>If an argument depends on 5 propositions 4 of which are 100%, and one of which is 10% then the argument would not seem to have a 82% chance of being correct, but rather a 10% change of being correct. <text:s/>An argument is only as good as its weakest proposition.</text:span></text:p>
      <text:p text:style-name="P8">OK, so we match the weakest proposition of the strongest pro argument against the weakest proposition of the strongest con argument.</text:p>
      <text:p text:style-name="P8">Well we don't want the weakest necessarily. <text:s/>It probably makes more sense to treat each crowd sourced evaluation (CSE) as a probability that a proposition is correct. <text:s/>To determine the chances that an argument is correct it probably makes more sense to calculate the probability that all of its premises are correct. <text:s/>In the case of an argument with four propositions, with probabilities of being correct, 100%, 90%, 80%, and 10% the chance the the argument as a whole is correct would then be, 1 * .9 *.8 *.1, or .072, or 7.2%. <text:s/>(This assumes that there is no relationship between the premise's likelihood of being correct—I think this might be called “independence”, I can't remember. <text:s/>To some extent this might be seen as the responsibility of those crafting the argument: <text:s/>if they make their argument dependent on redundant premises—i.e. dependent premises—then their argument will take a reliability hit: in so far as the redundant premises are uncertain the uncertainty is magnified by the redundancy.)</text:p>
      <text:p text:style-name="P8">Anyway, in this way each argument that relied directly on leaf nodes would be evaluated with a probability of being correct. <text:s/>Now when taking that info and using it to come up with an estimate of the proposition being correct I think it makes sense simply to take the most powerful argument. <text:s/>If various arguments truly did not overlap, then it might make sense to make sense to somehow aggregate the pro and con arguments. <text:s/>But since there might be a number of pro arguments that are restatements of each other, you wouldn't necessarily want to give more power to the aggregate pro arguments merely because there was sloppy restating. <text:s/>Also, if there are a number of frivolous pro arguments do you really want to give them weight. <text:s/>Well if they are completely frivolous they shouldn't provide any weight. <text:s/>So actually maybe there is a way to aggregate argument without giving undue weight to arguments that are essentially repeats, or at least that overlap in substantial ways. <text:s/>That is that you evaluate all the pro arguments simultaneously, by mapping out every combination of leaf proposition premises that might lead to at least one argument for a dependent proposition being true. <text:s/>This would be a way to neutralize the dependence between different pro-arguments, so that restatements (which presumably rely at least partly on the same leaf-props) would not give undue strength to an argument.</text:p>
      <text:p text:style-name="P8">OK, so I think that makes sense, so from the CSE of the leaf-props you can come up with a probability that at least one pro arguments is true and at least one con argument is true. <text:s/>Ideally the probability of pro and con should always sum to less than 1, because something cannot be true and false at the same time. <text:s/>If the best arguments have yet to be articulated, and the CSE of the leaf props are all reasonable, then there will always be room to improve either the pro or con arguments and move towards a sum of 1. <text:s/>However, because humans are likely to have intuitions about the leaf-props that are not entirely consistent, I'm imagining that sometimes the probability of pro and con arguments will frequently sum to greater than one. <text:s/>Presumably they will always sum to less than 2 because the same people will be CSEing the leaf-props for the pro and con arguments, so if there is simply a disagreement about the leaf-props that will be reflected in the leaf-props CSE. <text:s/>Perhaps it is conceivable that in some cases the very same people would have such deeply conflicting intuitions that probability of at least one pro and one con argument being correct according the CSE would sum to 2, in which case we have identified a paradox (something that might come close: <text:s/>the universe has always existed versus the universe has not always existed).</text:p>
      <text:p text:style-name="P8">Anyway, now we need a way to aggregate pro and con arguments and CSE evaluations for a non-leaf-prop. <text:s/>Leaf-props only have CSE evaluations, but non-leaf-props have both CSE evaluations and pro and con argument evaluations. <text:s/>As I noted earlier, the more definitive the pro/con arguments the less important the CSE evaluation, because after all we want to privilege logic over intuition wherever practical. <text:s/>The point of the system is to incorporate more logic into public discourse.</text:p>
      <text:p text:style-name="P8">Maybe a simple way to do this would be to make the CSE account for 1 minus the sum of the probabilities of the pro and con arguments. <text:s/>So if there is a 10% chance that at least one pro argument is correct, and a 15% chance that at least one con argument is correct, then the CSE accounts for 75% of the weighting. <text:s/>So if the CSE was 60% probability that the proposition is correct, then the overall evaluation of the proposition would be .75 * .6 + .25 * (.10 / (.10 + .15) ) = .55.</text:p>
      <text:p text:style-name="P8">Lets do another example. <text:s/>Lets say the CSE of the proposition was 90%, and the pro argument was 10% and the con argument was 90%. <text:s/>Then the overall evaluation of the proposition would be 10% because the pro and con arguments were definitive enough that the CSE was not used.</text:p>
      <text:p text:style-name="P8">Another example. <text:s/>Lets say the CSE of the proposition was 90%, the pro argument was 1% and the con argument was 10%. <text:s/>Here it would be .89 * .90 + .11 * ( .01 / (.01 + .10) ) = .811. <text:s/>That seems about right.</text:p>
      <text:p text:style-name="P8">Notice that the formula is better expresses as:</text:p>
      <text:p text:style-name="P8">P = probability of at least one pro argument being correct</text:p>
      <text:p text:style-name="P8">C = probability of at least one con argument being correct</text:p>
      <text:p text:style-name="P8">E = CSE of proposition</text:p>
      <text:p text:style-name="P8">A = Answer: <text:s/>the probability of the proposition</text:p>
      <text:p text:style-name="P8">A = (1 – P + C) * E <text:s/>+ (P + C) * <text:s/>P / ( P + C ) = (1 – P + C) * E <text:s/>+ <text:s/>P</text:p>
      <text:p text:style-name="P8"/>
      <text:p text:style-name="P8">I think this formula has the properties that I was looking for. <text:s/>To the extent that there are definitive arguments supported by definitive leaf propositions, the arguments are determinative, and the crowd sourced evaluation is unimportant. <text:s/>However, to the extent that the arguments supporting or opposing a proposition depend on leaf propositions with weak CSE, the CSE of the proposition is more determinative. <text:s/>This protects against pollution by frivolous arguments that depend on dubious premises. <text:s/>If a one was to browse through arguments sorting by relevance determined according to this equation, I think he could expect that the strong arguments would be at the top and the frivolous arguments listed below where they are less distracting. <text:s/>Viewers could set a minimum threshold for arguments appearing when there are say more than 5 arguments on each side, so that they see only the most powerful arguments while browsing through the argument tree.</text:p>
      <text:p text:style-name="P8"/>
      <text:p text:style-name="P8">Finally, it would probably be useful to add in some time functions and number of user evaluation functions to make the system less prone to rapid change in the strength of an argument depending on who happened to be reviewing the strength of a new and largely unrated proposition. <text:s/>And further, a metric could be developed to weight users ratings of propositions based on how long the user has been part of the community, and what his reputation is.</text:p>
      <text:p text:style-name="P8">If change in evaluation of arguments is simply slowed down, then good arguments will still bubble up to the top, and bad ones sink to the bottom, but bad arguments won't skyrocket to the top and good ones plummet. <text:s/>Instead, people will notice that an argument is declining, and they can take a look and see what the cause is. <text:s/>If it is caused by strange CSE of propositions, then increased attention will bring better CSE. <text:s/>Well that is the main cause, beside, perhaps misleading arguments (i.e. arguments that depend on multiple meanings for words).</text:p>
      <text:p text:style-name="P7">So perhaps an example would help.</text:p>
      <text:list xml:id="list35129971" text:style-name="OutlineStyleNothing">
        <text:list-item>
          <text:p text:style-name="OutlineNothing">Non-leaf Prop 1</text:p>
          <text:list>
            <text:list-item>
              <text:p text:style-name="OutlineNothing">Pro (Aggregate of the Pro Arguments (Accounting for Dependent Variables): <text:s/>.19)</text:p>
              <text:list>
                <text:list-item>
                  <text:p text:style-name="OutlineNothing">Argument 1: .02</text:p>
                  <text:list>
                    <text:list-item>
                      <text:p text:style-name="OutlineNothing">Leaf 1: <text:s/>.20</text:p>
                    </text:list-item>
                    <text:list-item>
                      <text:p text:style-name="OutlineNothing">Leaf 2: <text:s/>.30</text:p>
                    </text:list-item>
                    <text:list-item>
                      <text:p text:style-name="OutlineNothing">Leaf 3: <text:s/>.40</text:p>
                    </text:list-item>
                    <text:list-item>
                      <text:p text:style-name="OutlineNothing">Leaf 4: <text:s/>.90</text:p>
                    </text:list-item>
                  </text:list>
                </text:list-item>
                <text:list-item>
                  <text:p text:style-name="OutlineNothing">Argument 2: .05</text:p>
                  <text:list>
                    <text:list-item>
                      <text:p text:style-name="OutlineNothing">Leaf 1: <text:s/>.20</text:p>
                    </text:list-item>
                    <text:list-item>
                      <text:p text:style-name="OutlineNothing">Leaf 2: <text:s/>.30</text:p>
                    </text:list-item>
                    <text:list-item>
                      <text:p text:style-name="OutlineNothing">Leaf 5: <text:s/>.95</text:p>
                    </text:list-item>
                    <text:list-item>
                      <text:p text:style-name="OutlineNothing">Leaf 6: <text:s/>.85</text:p>
                    </text:list-item>
                  </text:list>
                </text:list-item>
                <text:list-item>
                  <text:p text:style-name="OutlineNothing">Argument 3: .18</text:p>
                  <text:list>
                    <text:list-item>
                      <text:p text:style-name="OutlineNothing">Leaf 1: <text:s/>.20</text:p>
                    </text:list-item>
                    <text:list-item>
                      <text:p text:style-name="OutlineNothing">Leaf 5: <text:s/>.95</text:p>
                    </text:list-item>
                    <text:list-item>
                      <text:p text:style-name="OutlineNothing">Leaf 7: <text:s/>.95</text:p>
                    </text:list-item>
                  </text:list>
                </text:list-item>
              </text:list>
            </text:list-item>
            <text:list-item>
              <text:p text:style-name="OutlineNothing">Con</text:p>
              <text:list>
                <text:list-item>
                  <text:p text:style-name="OutlineNothing">Argument 4:</text:p>
                  <text:list>
                    <text:list-item>
                      <text:p text:style-name="OutlineNothing">Leaf 8: <text:s/>.90</text:p>
                    </text:list-item>
                    <text:list-item>
                      <text:p text:style-name="OutlineNothing">Leaf 9: <text:s/>.95</text:p>
                    </text:list-item>
                    <text:list-item>
                      <text:p text:style-name="OutlineNothing">Leaf 10: <text:s/>.80</text:p>
                    </text:list-item>
                  </text:list>
                </text:list-item>
                <text:list-item>
                  <text:p text:style-name="OutlineNothing">Argument 5:</text:p>
                  <text:list>
                    <text:list-item>
                      <text:p text:style-name="OutlineNothing">Leaf 8: <text:s/>.90</text:p>
                    </text:list-item>
                    <text:list-item>
                      <text:p text:style-name="OutlineNothing">Leaf 11: <text:s/>.75</text:p>
                    </text:list-item>
                    <text:list-item>
                      <text:p text:style-name="OutlineNothing">Leaf 12: <text:s/>.75</text:p>
                    </text:list-item>
                  </text:list>
                </text:list-item>
              </text:list>
            </text:list-item>
          </text:list>
        </text:list-item>
      </text:list>
      <text:p text:style-name="P33"/>
      <text:p text:style-name="P33">So the aggregate Pro Argument score of just 1 and 2 would be calculated as . . . </text:p>
      <text:p text:style-name="P34">.20 * .30 * (1 - .60 * .10 * .05 * .15 )</text:p>
      <text:p text:style-name="P34">Nope that is wrong. <text:s/>What is in the parentheses is the probability that none of Leaf 3, 4, 5, or 6 is correct but actually what I want is the probability that (at least one of 3 and 4 is wrong) and that (at least one of 5 and 6 is wrong).</text:p>
      <text:p text:style-name="P34"/>
      <text:p text:style-name="P34">What is the probability that at least one of 3 and 4 is wrong? <text:s/>One minus the chance that they are both right. <text:s/>(1 - .40 * .90) <text:s/>And the chance that at least one of 5 and 6 is wrong is similarly: <text:s/>(1 - .95 * .85). <text:s/>So the chance that one or the other is right is one minus the chance that they are both wrong: 1 - (1 - .40 * .90) * (1 - .95 * .85).</text:p>
      <text:p text:style-name="P34">So the aggregate Pro Argument score of just 1 and 2 would be calculated as:</text:p>
      <text:p text:style-name="P34">.20 * .30 * ( 1 - (1 - .40 * .90) * (1 - .95 * .85) )</text:p>
      <text:p text:style-name="P34"/>
      <text:p text:style-name="P34">How do I incorporate Pro Argument 3?</text:p>
      <text:p text:style-name="P34">.20 * (1 – (chances that all the rest are false multiplied)</text:p>
      <text:p text:style-name="P12"><text:span text:style-name="T14">=0.2*(1-(1-0.95*0.95)*(1-0.3*(1-(1-0.4*0.9)*(1-0.95*0.85)))) =</text:span> <text:s/>the chance, taking into account dependent variables, that at least one of the pro arguments is correct = .19</text:p>
      <text:p text:style-name="P12"/>
      <text:p text:style-name="P12">OK, I need a recursive algorithm for this . . . what is it?</text:p>
      <text:p text:style-name="P12">Chance that there will be at least one argument whose propositions are correct </text:p>
      <text:p text:style-name="P12">= chance that the portion which they all depend on is correct * (chance that, there exists one argument for which the remaining propositions are all correct) </text:p>
      <text:p text:style-name="P12">= [chance that the portion which they all depend on is correct = chance of each proposition that all arguments depend on multiplied by each other]* [chance that, there exists one argument for which the remaining propositions are all correct = (1 – the chance that for each argument, at least one of the remaining propositions is false)]</text:p>
      <text:p text:style-name="P12">= <text:s/>(chance of each proposition that all arguments depend on multiplied by each other) *(1 – [ the chance that for each argument, at least one of the remaining propositions is false= chances for each argument, multiplied times each other, that at least one of the remaining propositions is false]) </text:p>
      <text:p text:style-name="P17">= </text:p>
      <text:p text:style-name="P17"/>
      <text:p text:style-name="P17">. . . </text:p>
      <text:p text:style-name="P17"/>
      <text:p text:style-name="P17">Well anyway, there might be a better way to do this if I re-learn some statistics. <text:s/>I think I've mostly convinced myself that it is possible and makes sense though.</text:p>
      <text:h text:style-name="Heading_20_2" text:outline-level="2">Research threads</text:h>
      <text:p text:style-name="Text_20_body">Semantic reasoning eninges</text:p>
      <text:p text:style-name="Text_20_body">inference engines</text:p>
      <text:p text:style-name="Text_20_body">OWL</text:p>
      <text:h text:style-name="Heading_20_3" text:outline-level="3">plans</text:h>
      <text:p text:style-name="Text_20_body">OK, how should I proceed. <text:s/>A more basic grounding in logic might help. <text:s/>There are a number of ways to proceed.</text:p>
      <text:p text:style-name="Text_20_body">One I could take the intro to mathematical logic course in the spring. <text:s/>I could also just start working my way through the book, which I happen to have a copy of in PDF format.</text:p>
      <text:p text:style-name="Text_20_body">Alternatively I could stick with the Quine text that I've been reading.</text:p>
      <text:p text:style-name="Text_20_body">Or I could study from the Handbook of Practical Logic and Autmoted Reasoning.</text:p>
      <text:p text:style-name="Text_20_body"/>
      <text:p text:style-name="Text_20_body">I started learning Prolog, and I'm interested in skimming through some of the advanced features (I want to know what Definite Clause Grammars are), however so far it does not seem like Prolog is what I'm looking for either in terms of learning or final use in my system. <text:s/>It is a weird programming language, related to logic, by not actually logic, in the sense that it, at least at the level that I've understood so far, does not have a real logic engine built into it that can reason competently over a set of axioms. <text:s/>Rather, if you put the axioms in precisely the right order (which is not necessarily intuitive to do) it can answer questions about them. <text:s/>But only some questions. <text:s/>A different order will be needed to answer different questions, even while maintaining the same elements. <text:s/>Seems strange to me.</text:p>
      <text:p text:style-name="Text_20_body">Anyway, Isabelle or HOL seem more interesting, especially Isabelle. <text:s/>Both are implemented in ML (of which Ocaml is a variant), so maybe learning ML would be useful, and that is a possible reason to study from the Handbook of Practical Logic and Automated Reasoning. <text:s/>On the otherhand Isabelle, although implemented in ML, seems to have an entirely different language called Isar which is how you actually use the system. <text:s/>So learning ML doesn't, on the face, seem that useful for Isabelle.</text:p>
      <text:p text:style-name="Text_20_body">Both Isabelle and HOL are based on higher order logic (hence the name HOL), which is probably more expressive than predicate calculus. <text:s/>I find that interesting.</text:p>
      <text:p text:style-name="Text_20_body">A quick skim over Isar make it looks complicated... would be hard to incorporate into the website... but not to complicated for me to learn in a reasonable amount of time probably. <text:s/>However my logic knowledge is a bit too limited at this point. <text:s/>For instance I don't really understand the different between → and ==&gt;, which seems pretty basic. <text:s/>So I need to refresh on that. <text:s/>Intro to mathematical logic and the text book would probably leave me feeling very confident about those kinds of things... would it get my logic/math to the point where I could really understand Isar and Isabelle?</text:p>
      <text:p text:style-name="Text_20_body">I wonder if I should also audit a straight up math course... that might be useful for understanding these theorem provers since they are so mathy.</text:p>
      <text:p text:style-name="Text_20_body">And here is another thought. <text:s/>All this theorem prover stuff may be a <text:span text:style-name="T1">huge</text:span> aside. <text:s/>What I really need to do is become expert in basic logic so that I can express an non-mathematical argument in logical notation and verify that it is correct. I think typical human arguments about the nature of reality are dealing with very simple logic... the really interesting stuff is not in the logic but in the assumptions/facts/experience/observations that humans choose, and drilling down into those. <text:s/>The logic itself is simple. <text:s/>That is probably not true in math, where the assumptions are often very limited, and what is interesting are all the implications of those assumptions that can be understood through many many logical manipulations. <text:s/>In other words, I think the theorem provers are designed to prove <text:span text:style-name="T1">much</text:span> more complicated logic problems than what will need to be proved in my system. <text:s/>I don't need to learn that level of sophistication. <text:s/>After a brief look at Isabelle documentation, I think a lot of the documentation focuses on how to work interactively with the system to prove complex problems, with the human choosing good proof search strategies for the computer, and choosing intermediate goals for the computer. <text:s/>None of that sophistication is necessary for my project. <text:s/>What is necessary is a thorough understanding of basic logic and what can be expressed. <text:s/></text:p>
      <text:p text:style-name="Text_20_body">This looks like it might be what I'm looking for:</text:p>
      <text:h text:style-name="Heading_20_4" text:outline-level="4">Introduction to Mathematical Logic</text:h>
      <text:p text:style-name="Text_20_body">Harvard University 2010-2011 Course Catalog</text:p>
      <text:p text:style-name="Text_20_body">MATH 141 – Catalog Number: 0600 – Section 2</text:p>
      <text:p text:style-name="Text_20_body">School<text:tab/>Faculty</text:p>
      <text:p text:style-name="Text_20_body">Faculty of Arts and Sciences<text:tab/>Rachel Louise Epstein</text:p>
      <text:p text:style-name="Text_20_body">Term<text:tab/>Day and Time<text:tab/>Location</text:p>
      <text:p text:style-name="Text_20_body">Spring 2011 <text:s/>(show academic calendar)<text:tab/>MWF <text:s/>12:00 p.m. - 1:00 p.m.<text:tab/>TBA</text:p>
      <text:p text:style-name="Text_20_body">Credits </text:p>
      <text:p text:style-name="Text_20_body">Half course <text:s/>(show credit conversion for other schools)<text:tab/>Credit Level </text:p>
      <text:p text:style-name="Text_20_body">Graduate and Undergraduate</text:p>
      <text:p text:style-name="Text_20_body">Description </text:p>
      <text:p text:style-name="Text_20_body">An introduction to mathematical logic with applications to computer science and algebra. Formal languages. Completeness and compactness of first order logic. Definability and interpolation. Decidability. Unsolvable problems. Computable functions and Turing machines. Recursively enumerable sets. Transfinite induction.</text:p>
      <text:p text:style-name="Text_20_body">Prerequisite(s) </text:p>
      <text:p text:style-name="Text_20_body">Any mathematics course at the level of Mathematics 21a,b or higher, or permission of instructor.</text:p>
      <text:p text:style-name="Text_20_body">Syllabus </text:p>
      <text:p text:style-name="Text_20_body">http://www.courses.fas.harvard.edu/0600</text:p>
      <text:p text:style-name="Text_20_body">Exam Group </text:p>
      <text:p text:style-name="Text_20_body">5</text:p>
      <text:p text:style-name="Text_20_body">Textbook Information Currently no textbook information is available for this course. Please check back or visit the Harvard Coop.</text:p>
      <text:p text:style-name="Text_20_body">Cross Registration</text:p>
      <text:p text:style-name="Text_20_body">Eligible for cross-registration</text:p>
      <text:p text:style-name="Text_20_body">With permission of instructor/subject to availability</text:p>
      <text:p text:style-name="Text_20_body"/>
      <text:h text:style-name="Heading_20_4" text:outline-level="4">Computational Linguistics</text:h>
      <text:p text:style-name="Text_20_body">Harvard University 2010-2011 Course Catalog</text:p>
      <text:p text:style-name="Text_20_body"/>
      <text:p text:style-name="Text_20_body">COMPSCI 187 – Catalog Number: 0249 – Section 2</text:p>
      <text:p text:style-name="Text_20_body">School<text:tab/>Faculty</text:p>
      <text:p text:style-name="Text_20_body">Faculty of Arts and Sciences<text:tab/>Stuart Merrill Shieber</text:p>
      <text:p text:style-name="Text_20_body">Term<text:tab/>Day and Time<text:tab/>Location</text:p>
      <text:p text:style-name="Text_20_body">Spring 2011 <text:s/>(show academic calendar)<text:tab/>MW <text:s/>1:00 p.m. - 2:30 p.m.<text:tab/>TBA</text:p>
      <text:p text:style-name="Text_20_body">Credits </text:p>
      <text:p text:style-name="Text_20_body">Half course <text:s/>(show credit conversion for other schools)<text:tab/>Credit Level </text:p>
      <text:p text:style-name="Text_20_body">Graduate and Undergraduate</text:p>
      <text:p text:style-name="Text_20_body">Description </text:p>
      <text:p text:style-name="Text_20_body">Introduction to computational linguistics, the study of human language using the tools and techniques of computer science, with applications to a variety of natural-language-processing problems. Representing syntactic structure: context-free, augmented context-free, and trans-context-free grammars. Representing semantic structure: first-order and higher-order logics. Computing with syntactic and semantic representations: Prolog programming; parsing and generation algorithms. Low-level language processing with finite-state methods.</text:p>
      <text:p text:style-name="Text_20_body">Prerequisite(s) </text:p>
      <text:p text:style-name="Text_20_body">Computer Science 121.</text:p>
      <text:p text:style-name="Text_20_body">Syllabus </text:p>
      <text:p text:style-name="Text_20_body">http://www.courses.fas.harvard.edu/0249</text:p>
      <text:p text:style-name="Text_20_body">Exam Group </text:p>
      <text:p text:style-name="Text_20_body">6,7</text:p>
      <text:p text:style-name="Text_20_body">Textbook Information Currently no textbook information is available for this course. Please check back or visit the Harvard Coop.</text:p>
      <text:p text:style-name="Text_20_body">Cross Registration</text:p>
      <text:p text:style-name="Text_20_body">Eligible for cross-registration</text:p>
      <text:p text:style-name="Text_20_body">With permission of instructor/subject to availability</text:p>
      <text:h text:style-name="Heading_20_3" text:outline-level="3">to do</text:h>
      <text:p text:style-name="Text_20_body">What looks particularly interesting to me about the computational linguistics class is “represnting semantic structure: first-order and higher-order logics”.</text:p>
      <text:p text:style-name="Text_20_body">Ok, some thoughts on how to proceed.</text:p>
      <text:p text:style-name="Text_20_body">Both of these classes have prerequisites. <text:s/>I should look into how I can satisfy them, and if I have enough basic knowledge/skills to be successful in these classes.</text:p>
      <text:p text:style-name="Text_20_body">I might want to study up on some topics over the next couple months to get myself in shape for these classes.</text:p>
      <text:p text:style-name="Text_20_body">I should talk to the professors and find out if they will let me audit the class. <text:s/>I should also talk to them about my project and see if they have any thoughts about whether their class will be helpful, especially with the computational linguistics class.</text:p>
      <text:p text:style-name="Text_20_body"/>
      <text:p text:style-name="Text_20_body">A basic plan could be to spend the next couple months polishing up the informal system that I already have, and doing prerequisites for these classes. <text:s/>Then take the classes in the spring semester to kickstart the design of the formal system. <text:s/>This will still give me roughly 6months to implement the formal system and keep learning after I finish those classes.</text:p>
      <text:p text:style-name="Text_20_body">Need to look into whether I am allowed to audit classes... I think I am...</text:p>
      <text:h text:style-name="Heading_20_2" text:outline-level="2">Thoughts about versioning proposition votes and scores</text:h>
      <text:p text:style-name="Text_20_body">It doesn't seem practical or desirable to save change information for votes. <text:s/>Every user can change their vote as many times as they like, and polluting the change database with that information... it just seems ugly. <text:s/>Maybe it would make sense to keep a separate vote history database so users could go back and look at their votes.</text:p>
      <text:p text:style-name="Text_20_body">But what might make sense and what is probably desirable or even necessary from a UI perspective is to version the proposition's ordering of arguments, so users can see what the tree looked like in the past. <text:s/>The tree might look substantially different as propositions change argument ordering, especially because low scoring arguments will probably eventually be hidden in a sub-menu. <text:s/>Furthermore, each vote will probably not usually affect the argument ordering so there will be many fewer changes to save.</text:p>
      <text:p text:style-name="Text_20_body">Changes can be saved a the task responsible for the scoring changes the ordering.</text:p>
      <text:p text:style-name="Text_20_body">[When I implement ordering based on scores, I might want to considering updating the live update code so that it reflects the current ordering. <text:s/>I don't think it would be hard to do, but I think the way it works now...actually it might already essentially be implemented because a change of ordering would change the updated date, and the server would send back the node with the latest ordering...]</text:p>
      <text:h text:style-name="Heading_20_2" text:outline-level="2">Toplevelness</text:h>
      <text:p text:style-name="Standard">TODO: version mode should only display toplevel propositions that have been interacted with. <text:s/>Displaying open top level propositions is not enough because a toplevel node might have had child nodes that have been deleted and we want to be able to walk through that history. <text:s/>Furthermore, we want to be able to see the modifications of the node. <text:s/>This isn't exactly ideal. <text:s/>The search feature should return all nodes... not just linked nodes. <text:s/>What if the node has no children. <text:s/>How does the user indicated that he wants to view it (since it won't have an open tree icon). <text:s/>He could click inside it and make it dirty, but that is not intuitive to the user. <text:s/>This relates to the general question of how to conceive of toplevelness of a node. Rather than toplevelness a node should be tagged with a category, and we would have tagged and untagged nodes. <text:s/>Tagged ones would show up when browsing, and might have priority when searching, but would otherwise be the same. Hmmm... I don't think this is high priority <text:s/>right now. <text:s/>Showing open toplevel propositions will get the job done for the time being... [Also note that attempting to version a single empty proposition results in a null pointer exception... so if I decide not to prevent that in the UI (for instance if I decide not to only display toplevel propositions in version mode) then this needs to be fixed.]</text:p>
      <text:p text:style-name="P13"/>
      <text:h text:style-name="Heading_20_2" text:outline-level="2">Backups</text:h>
      <text:p text:style-name="Text_20_body">So I did a backup and created a bat file on the windows computer at work to remember the command. <text:s/>It seems to work smoothly, and in particular, when restoring I will have the option of first deleting everything, or alternatively just restoring on top of what already exists. <text:s/>Thus if the datastore gets accidentally deleted or something, and people make new entries before I have a chance to restore, the restore will not overwrite their new entries. <text:s/>On the otherhand, that is assuming that I'm restoring to the same appengine account so that the ids of deleted nodes have not been reused. <text:s/>Also, I'm not sure if the ids are gauranteed not be reused or if they just happened not be reused when I did my test, so probably not something to rely on without more research.</text:p>
      <text:p text:style-name="Text_20_body">Anyway, I think this is a good enough solution to two potential dangers. <text:s/>Danger one is that someone maliciously corrupts/delete the database. <text:s/>If I have a daily backup, which I think I should keep once people start using the system, I can just keep going backwards in time until I find a noncorrupted datastore and then restore that, or in the case of deletion, I can just restore the last backup.</text:p>
      <text:p text:style-name="Text_20_body">The other issue that I was worried about was non-malicious corruption after changing a schema. <text:s/>This won't solve the schema change problem, but it protects me a little bit from accidents in the process of updating the schema.</text:p>
      <text:p text:style-name="Text_20_body">At some point soon I should probably create a test server that is not the production server, and only upload to the production server when I'm fairly confident things are working... <text:s/>But no point in doing that until after there are people actually using the system.</text:p>
      <text:p text:style-name="Text_20_body">One big concern is that I don't want to invite people to use the system to actually create arguments or use the system myself to actually create arguments until after I have a strategy in place to preserve those arguments as I upgrade the system. <text:s/>Particularly I'm worried about schema changes. <text:s/>I could look at the objectify schema change tools to help me think about how painful it will be to do schema changes. <text:s/>Hmmm... well at least I have a basic backup system for now.</text:p>
      <text:h text:style-name="Heading_20_2" text:outline-level="2">Misc UI notes:</text:h>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p text:style-name="Text_20_body">In any case, whenever a node is added it should be added directly below the node that previously had focus and that is responsible for creating it.</text:p>
      <text:p text:style-name="Text_20_body">Only delete arguments upon last proposition deletion if the argument title is empty?</text:p>
      <text:h text:style-name="Heading_20_2" text:outline-level="2">Email Notifications</text:h>
      <text:p text:style-name="Text_20_body">Lets keep this simple for now. <text:s/>A print out of the changes since the last email update should be sufficient. <text:s/>Later of course we'll want to think of better ways to do this.</text:p>
      <text:h text:style-name="Heading_20_2" text:outline-level="2">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text:p text:style-name="Text_20_body">other unavailable names:</text:p>
      <text:p text:style-name="Text_20_body">wikithink, thinkwiki, thinki, thinky, wikreason, reasonwiki,</text:p>
      <text:p text:style-name="Text_20_body">thinktionary.org was available but that seems too hard to spell/type, and a little ridiculous sounding.</text:p>
      <text:p text:style-name="Text_20_body"/>
      <text:p text:style-name="Text_20_body">How about: globalreason.org</text:p>
      <text:h text:style-name="Heading_20_2" text:outline-level="2">Definitions</text:h>
      <text:p text:style-name="Text_20_body">Keep thinking about this...</text:p>
      <text:h text:style-name="Heading_20_2" text:outline-level="2">Info about objectify and inheritance</text:h>
      <text:p text:style-name="Text_20_body">See this thread:</text:p>
      <text:p text:style-name="Text_20_body"><text:a xlink:type="simple" xlink:href="http://groups.google.com/group/objectify-appengine/browse_thread/thread/67fb06898ea161a">http://groups.google.com/group/objectify-appengine/browse_thread/thread/67fb06898ea161a</text:a></text:p>
      <text:p text:style-name="Text_20_body">Basically subclasses are guaranteed to have unique ids, but there isn't a convenient method for obtaining them back based on the id if you don't know which subclass the id refers to. <text:s/>So if you have:</text:p>
      <text:p text:style-name="Preformatted_20_Text">public class SuperClass {</text:p>
      <text:p text:style-name="Preformatted_20_Text"><text:s text:c="8"/>@Id</text:p>
      <text:p text:style-name="Preformatted_20_Text"><text:s text:c="8"/>public Long id;</text:p>
      <text:p text:style-name="Preformatted_20_Text"/>
      <text:p text:style-name="Preformatted_20_Text"><text:s text:c="8"/>...other fields and methods...</text:p>
      <text:p text:style-name="Preformatted_20_Text">}</text:p>
      <text:p text:style-name="Preformatted_20_Text"/>
      <text:p text:style-name="Preformatted_20_Text">public class SubClassOne extends SuperClass {</text:p>
      <text:p text:style-name="Preformatted_20_Text"><text:s text:c="8"/>...fields and methods...</text:p>
      <text:p text:style-name="Preformatted_20_Text">}</text:p>
      <text:p text:style-name="Preformatted_20_Text"/>
      <text:p text:style-name="Preformatted_20_Text">public class SubClassTwo extends SuperClass {</text:p>
      <text:p text:style-name="Preformatted_20_Text"><text:s text:c="8"/>...fields and methods...</text:p>
      <text:p text:style-name="Preformatted_20_Text">}</text:p>
      <text:p text:style-name="Preformatted_20_Text"/>
      <text:p text:style-name="Preformatted_20_Text">SubClassOne subClassOne = new SubClassOne();</text:p>
      <text:p text:style-name="Preformatted_20_Text"/>
      <text:p text:style-name="Preformatted_20_Text">SubClassTwo subClassTwo = new SubClassTwo();</text:p>
      <text:p text:style-name="Preformatted_20_Text"/>
      <text:p text:style-name="Preformatted_20_Text">ofy.put( subClassOne );</text:p>
      <text:p text:style-name="Preformatted_20_Text">ofy.put( subClassTwo );</text:p>
      <text:p text:style-name="Preformatted_20_Text"/>
      <text:p text:style-name="Text_20_body">Is is guaranteed that: subClassOne.id != subClassTwo.id.</text:p>
      <text:p text:style-name="Text_20_body">To get an object by id when you don't know which subclass it is you can do either of the following:</text:p>
      <text:p text:style-name="Text_20_body">Efficient but a little ugly:</text:p>
      <text:p text:style-name="Preformatted_20_Text">Map&lt;Key&lt;SuperClass&gt;, SuperClass&gt; map = ofy.get(</text:p>
      <text:p text:style-name="Preformatted_20_Text"><text:s text:c="4"/>new Key&lt;SubClassOne&gt;(SubClassOne.class, id),</text:p>
      <text:p text:style-name="Preformatted_20_Text"><text:s text:c="4"/>new Key&lt;SubClassTwo&gt;(SubClassTwo.class, id));</text:p>
      <text:p text:style-name="Preformatted_20_Text"/>
      <text:p text:style-name="Preformatted_20_Text">SuperClass fetchedSuperClass = map.values().iterator().next();</text:p>
      <text:p text:style-name="Preformatted_20_Text"/>
      <text:p text:style-name="Text_20_body">Inefficient, but a little bit more compact and more readable:</text:p>
      <text:p text:style-name="Preformatted_20_Text">SuperClass superClass = ofy.get(SubClassOne.class, id );</text:p>
      <text:p text:style-name="Preformatted_20_Text">if ( superClass == null ) <text:s/>superClass = ofy.get(SubClassTwo.class, id );</text:p>
      <text:p text:style-name="Preformatted_20_Text">if ( superClass == null ) <text:s/>superClass = ofy.get(SubClassThree.class, id ); </text:p>
      <text:p text:style-name="Text_20_body"/>
      <text:p text:style-name="Text_20_body">BUT ACTUALLY, the above doesn't work:</text:p>
      <text:p text:style-name="P10">This syntax (from the introduction to objectify) does not seem to <text:line-break/>work: </text:p>
      <text:p text:style-name="Preformatted_20_Text">Map&lt;Key&lt;Vehicle&gt;, Vehicle&gt; fetched4 = ofy.get( <text:line-break/> new Key&lt;Car&gt;(Car.class, porsche.id), <text:line-break/> new Key&lt;Motorcycle&gt;(Motorcycle.class, ktm.id)); </text:p>
      <text:p text:style-name="Preformatted_20_Text"/>
      <text:p text:style-name="Text_20_body">I get this error: </text:p>
      <text:p text:style-name="Text_20_body">The method get(Class&lt;? extends T&gt;, long) in the type Objectify is not <text:line-break/>applicable for the arguments (Key&lt;Car&gt;, Key&lt;Motorcycle&gt;). </text:p>
      <text:p text:style-name="Text_20_body">What would be the corrected syntax? </text:p>
      <text:p text:style-name="Text_20_body">Response:</text:p>
      <text:p text:style-name="P10">Ah, that would be an API change from long ago that was never synced to <text:line-break/>the documentation.  Unfortunately Java's erasure rules don't allow <text:line-break/>these overloads to coexist: </text:p>
      <text:p text:style-name="Preformatted_20_Text">&lt;T&gt; T get(Key&lt;? extends T&gt; key) throws NotFoundException; <text:line-break/>&lt;T&gt; Map&lt;Key&lt;T&gt;, T&gt; get(Key&lt;? extends T&gt; keys...); </text:p>
      <text:p text:style-name="Text_20_body"/>
      <text:p text:style-name="Text_20_body">So we picked the former.  For the second, use the Iterable&lt;Key&lt;? <text:line-break/>extends T&gt;&gt; version. </text:p>
      <text:p text:style-name="Text_20_body">I will update the docs. </text:p>
      <text:p text:style-name="Text_20_body">Jeff </text:p>
      <text:p text:style-name="Text_20_body"/>
      <text:h text:style-name="Heading_20_1" text:outline-level="1">Old Notes (not particularly important for work going forward)</text:h>
      <text:h text:style-name="Heading_20_2" text:outline-level="2">Backspace and Delete key functions </text:h>
      <text:h text:style-name="Heading_20_3" text:outline-level="3">psuedo code</text:h>
      <text:p text:style-name="Text_20_body"/>
      <text:p text:style-name="P21">if(SelectionLengthDoesNotEqualZero())</text:p>
      <text:p text:style-name="P2">doNothing()</text:p>
      <text:p text:style-name="P21">else if(KeyIsBackspace())</text:p>
      <text:p text:style-name="P2">if( isFirstCharacter() )</text:p>
      <text:p text:style-name="P4">if( thereIsPreviousSibling() &amp;&amp; previousNodeIsNotLink() &amp;&amp; thisNodeIsNotLink() &amp;&amp; notTopLevel() )</text:p>
      <text:p text:style-name="P6">if( thisNodeHasNoChildren() )</text:p>
      <text:p text:style-name="P20">mergeWithPreviousSibling()</text:p>
      <text:p text:style-name="P22">setFocusOnPreviousSibling()</text:p>
      <text:p text:style-name="P22">combineText()</text:p>
      <text:p text:style-name="P22">positionCursorAtStartOfWhatWasThisPropsText()</text:p>
      <text:p text:style-name="P22">deleteThisNode()</text:p>
      <text:p text:style-name="P6">else if( previousSiblingHasNoChildren() )</text:p>
      <text:p text:style-name="P20">mergePreviousSiblingWithThis()</text:p>
      <text:p text:style-name="P22">combineText()</text:p>
      <text:p text:style-name="P22">positionCursorAtStartOfWhatWasThisPropsText()</text:p>
      <text:p text:style-name="P22">deletePreviousSibling()</text:p>
      <text:p text:style-name="P6">else</text:p>
      <text:p text:style-name="P20">doNothing()</text:p>
      <text:p text:style-name="P4">else if( isEmpty() &amp;&amp; thisNodeHasNoChildren() &amp;&amp; thisNodeIsNotLink() )</text:p>
      <text:p text:style-name="P6">if( isTopLevel() || thereIsSubsequentSibling() || parentArgumentHasTitle() )</text:p>
      <text:p text:style-name="P20">deleteThisNode()</text:p>
      <text:p text:style-name="P20">/* can't set on parent argument because in case where there is <text:s text:c="3"/>*a previous sibling that was a link that will cause a jump */</text:p>
      <text:p text:style-name="P20">setFocusOnLastOpenPreviousNode()</text:p>
      <text:p text:style-name="P6">else</text:p>
      <text:p text:style-name="P20">deleteThisNode()</text:p>
      <text:p text:style-name="P20">deleteParentArgument()</text:p>
      <text:p text:style-name="P20">setFocusOnLastOpenPreviousNode()</text:p>
      <text:p text:style-name="P4">else</text:p>
      <text:p text:style-name="P6">doNothing()</text:p>
      <text:p text:style-name="P2">else</text:p>
      <text:p text:style-name="P4">doNormalKeyStroke()</text:p>
      <text:p text:style-name="P21">else if(KeyIsDelete())</text:p>
      <text:p text:style-name="P2">if( isLastCharacter() )</text:p>
      <text:p text:style-name="P4">if( thereIsSubsequentSibling() &amp;&amp; subsequentSiblingIsNotLink() &amp;&amp;</text:p>
      <text:p text:style-name="P4">thisNodeIsNotLink() &amp;&amp; notTopLevel() )</text:p>
      <text:p text:style-name="P6">if( thisNodeHasNoChildren() )</text:p>
      <text:p text:style-name="P20">mergeWithSubsequentSibling()</text:p>
      <text:p text:style-name="P22">setFocusOnSubsequentSibling()</text:p>
      <text:p text:style-name="P22">combineText()</text:p>
      <text:p text:style-name="P22">positionCursorAtEndOfWhatWasThisPropsText()</text:p>
      <text:p text:style-name="P22">deleteThisNode()</text:p>
      <text:p text:style-name="P6">else if( subsequentSiblingHasNoChildren() )</text:p>
      <text:p text:style-name="P6"><text:tab/>mergeSubsequentSiblingWithThis()</text:p>
      <text:p text:style-name="P22">combineText()</text:p>
      <text:p text:style-name="P22">positionCursorAtEndOfWhatWasThisPropsText()</text:p>
      <text:p text:style-name="P22">deleteSubsequentSibling()</text:p>
      <text:p text:style-name="P6">else</text:p>
      <text:p text:style-name="P6"><text:tab/>doNothing()</text:p>
      <text:p text:style-name="P4">if( isEmpty() &amp;&amp; thisNodeHasNoChildren() &amp;&amp; thisNodeIsNotLink() )</text:p>
      <text:p text:style-name="P6">if( isTopLevel() || thereIsPreviousSibling() || parentArgumentHasTitle() )</text:p>
      <text:p text:style-name="P20">deleteThisNode()</text:p>
      <text:p text:style-name="P20">setFocusOnNextOpenSubsequentElement()</text:p>
      <text:p text:style-name="P6">else</text:p>
      <text:p text:style-name="P20">deleteThisNode()</text:p>
      <text:p text:style-name="P20">deleteParentArgument()</text:p>
      <text:p text:style-name="P20">setFocusOnNexOpenSubsequentElement()</text:p>
      <text:p text:style-name="P4">else</text:p>
      <text:p text:style-name="P4"><text:tab/>doNothing()</text:p>
      <text:p text:style-name="P2">else</text:p>
      <text:p text:style-name="P2"><text:tab/>doNormalKeyStroke()</text:p>
      <text:p text:style-name="P18">else</text:p>
      <text:p text:style-name="P2">/* should never happen */</text:p>
      <text:p text:style-name="P2">doNothing()</text:p>
      <text:p text:style-name="P2"/>
      <text:p text:style-name="P2"/>
      <text:p text:style-name="P21">/*setFocusOnLastOpenPreviousElement() and setFocusOnNextOpenSubsequentElement() should be able to competently handle the case where the is not such element.*/</text:p>
      <text:p text:style-name="P21"/>
      <text:h text:style-name="Heading_20_3" text:outline-level="3">real code</text:h>
      <text:p text:style-name="Text_20_body"/>
      <text:p text:style-name="P21">if(SelectionLengthDoesNotEqualZero()){</text:p>
      <text:p text:style-name="P2">doNormalKeyStroke();</text:p>
      <text:p text:style-name="P18">}</text:p>
      <text:p text:style-name="P21"/>
      <text:p text:style-name="P21">if(KeyIsBackspace()){</text:p>
      <text:p text:style-name="P2">if( isFirstCharacter() ) {</text:p>
      <text:p text:style-name="P4">if( thereIsPreviousSibling() &amp;&amp; previousNodeIsNotLink() &amp;&amp; thisNodeIsNotLink() &amp;&amp; notTopLevel() ){</text:p>
      <text:p text:style-name="P6">if( thisNodeHasNoChildren() ){</text:p>
      <text:p text:style-name="P20">XxmergeWithPreviousSibling();</text:p>
      <text:p text:style-name="P22">setFocusOnPreviousSibling();</text:p>
      <text:p text:style-name="P22">combineText();</text:p>
      <text:p text:style-name="P22">positionCursorAtStartOfWhatWasThisPropsText();</text:p>
      <text:p text:style-name="P22">deleteThisNode();</text:p>
      <text:p text:style-name="P22"/>
      <text:p text:style-name="P6">}else if( previousSiblingHasNoChildren() ){</text:p>
      <text:p text:style-name="P20">XXmergePreviousSiblingWithThis();</text:p>
      <text:p text:style-name="P22">combineText();</text:p>
      <text:p text:style-name="P22">positionCursorAtStartOfWhatWasThisPropsText();</text:p>
      <text:p text:style-name="P22">deletePreviousSibling();</text:p>
      <text:p text:style-name="P6">}else{</text:p>
      <text:p text:style-name="P20">doNothing();</text:p>
      <text:p text:style-name="P6">}</text:p>
      <text:p text:style-name="P4">}else if( isEmpty() &amp;&amp; thisNodeHasNoChildren() &amp;&amp; thisNodeIsNotLink() ){</text:p>
      <text:p text:style-name="P6">if( isTopLevel() || thereIsSubsequentSibling() || parentArgumentHasTitle() ){</text:p>
      <text:p text:style-name="P20">deleteThisNode();</text:p>
      <text:p text:style-name="P20">/* can't set on parent argument because in case where there is <text:s text:c="3"/>*a previous sibling that was a link that will cause a jump */</text:p>
      <text:p text:style-name="P20">setFocusOnLastOpenPreviousNode();</text:p>
      <text:p text:style-name="P6">}else{</text:p>
      <text:p text:style-name="P20">deleteThisNode();</text:p>
      <text:p text:style-name="P20">deleteParentArgument();</text:p>
      <text:p text:style-name="P20">setFocusOnLastOpenPreviousNode();</text:p>
      <text:p text:style-name="P6">}</text:p>
      <text:p text:style-name="P4">}else{</text:p>
      <text:p text:style-name="P6">doNothing();</text:p>
      <text:p text:style-name="P4">}</text:p>
      <text:p text:style-name="P2">}else{</text:p>
      <text:p text:style-name="P4">doNormalKeyStroke();</text:p>
      <text:p text:style-name="P2">}</text:p>
      <text:p text:style-name="P18">} else if(KeyIsDelete()) {</text:p>
      <text:p text:style-name="P2">if( isLastCharacter() ){</text:p>
      <text:p text:style-name="P4">if( thereIsSubsequentSibling() &amp;&amp; subsequentSiblingIsNotLink() &amp;&amp;</text:p>
      <text:p text:style-name="P4">thisNodeIsNotLink() &amp;&amp; notTopLevel() ){</text:p>
      <text:p text:style-name="P6">if( thisNodeHasNoChildren() ){</text:p>
      <text:p text:style-name="P20">XxmergeWithSubsequentSibling();</text:p>
      <text:p text:style-name="P22">setFocusOnSubsequentSibling();</text:p>
      <text:p text:style-name="P22">combineText();</text:p>
      <text:p text:style-name="P22">positionCursorAtEndOfWhatWasThisPropsText();</text:p>
      <text:p text:style-name="P22">deleteThisNode();</text:p>
      <text:p text:style-name="P6">}else if( subsequentSiblingHasNoChildren() ){</text:p>
      <text:p text:style-name="P6"><text:tab/>XXmergeSubsequentSiblingWithThis();</text:p>
      <text:p text:style-name="P22">combineText();</text:p>
      <text:p text:style-name="P22">positionCursorAtEndOfWhatWasThisPropsText();</text:p>
      <text:p text:style-name="P22">deleteSubsequentSibling();</text:p>
      <text:p text:style-name="P6">}else{</text:p>
      <text:p text:style-name="P6"><text:tab/>doNothing();</text:p>
      <text:p text:style-name="P6">}</text:p>
      <text:p text:style-name="P4">}else if( isEmpty() &amp;&amp; thisNodeHasNoChildren() &amp;&amp; thisNodeIsNotLink() ){</text:p>
      <text:p text:style-name="P6">if( isTopLevel() || thereIsPreviousSibling() || parentArgumentHasTitle() ){</text:p>
      <text:p text:style-name="P20">deleteThisNode();</text:p>
      <text:p text:style-name="P20">setFocusOnNextOpenSubsequentElement();</text:p>
      <text:p text:style-name="P6">}else {</text:p>
      <text:p text:style-name="P20">deleteThisNode();</text:p>
      <text:p text:style-name="P20">deleteParentArgument();</text:p>
      <text:p text:style-name="P20">setFocusOnNexOpenSubsequentElement();</text:p>
      <text:p text:style-name="P6">}</text:p>
      <text:p text:style-name="P4">}else{</text:p>
      <text:p text:style-name="P4"><text:tab/>doNothing();</text:p>
      <text:p text:style-name="P4">}</text:p>
      <text:p text:style-name="P2">}else{</text:p>
      <text:p text:style-name="P2"><text:tab/>doNormalKeyStroke();</text:p>
      <text:p text:style-name="P2">}</text:p>
      <text:p text:style-name="P18">} else {</text:p>
      <text:p text:style-name="P2">/* should never happen */</text:p>
      <text:p text:style-name="P2">doNothing();</text:p>
      <text:p text:style-name="P18">}</text:p>
      <text:p text:style-name="P2"/>
      <text:p text:style-name="P2"/>
      <text:p text:style-name="P21">/*setFocusOnLastOpenPreviousElement() and setFocusOnNextOpenSubsequentElement() should be able to competently handle the case where the is not such element.*/</text:p>
      <text:p text:style-name="P19"/>
      <text:h text:style-name="Heading_20_2" text:outline-level="2">How to get Votes to the User</text:h>
      <text:h text:style-name="Heading_20_3" text:outline-level="3">Status</text:h>
      <text:p text:style-name="Text_20_body">I finished:</text:p>
      <text:p text:style-name="Text_20_body">moved those methods to PartialTrees</text:p>
      <text:p text:style-name="Text_20_body">implemented a getVote() method</text:p>
      <text:p text:style-name="Text_20_body">various other things.</text:p>
      <text:p text:style-name="Text_20_body"/>
      <text:p text:style-name="Text_20_body">Still need to do:</text:p>
      <text:p text:style-name="Text_20_body">ViewNode.recursiveBuildViewNode() needs to look for and load votes it finds, and needs to be modified to accept the map of votes.</text:p>
      <text:p text:style-name="Text_20_body">Add a ratingHandler and make calls to the server everytime a user makes a rating</text:p>
      <text:p text:style-name="Text_20_body"/>
      <text:p text:style-name="Text_20_body">Finished:</text:p>
      <text:p text:style-name="Text_20_body">ViewPropEdit needs to load the vote in the getVote() callback which is used to get the rootprop votes.</text:p>
      <text:p text:style-name="Text_20_body">We need a vote UI!!</text:p>
      <text:p text:style-name="Text_20_body">Regenerate the database? <text:s/>Maybe I don't need too...</text:p>
      <text:p text:style-name="Text_20_body">Server needs to load up the votes for each of <text:s/>replaceWithLinkAndGet, getNodesChildren and getUpToDateNodes.</text:p>
      <text:h text:style-name="Heading_20_3" text:outline-level="3">The plan</text:h>
      <text:p text:style-name="Text_20_body">OK, here is my current plan. <text:s/>I'm not going to slow down getRootProps or the Searches with getting the Votes from the datastore. <text:s/>That means that the Votes have to be loaded later. <text:s/>That should be straight forward enough. <text:s/>I just load the Votes when I load the node, the first time it gets focus. <text:s/>There can be a single call for the getVote( propID ). <text:s/>Root level nodes, whether they come from a search or from getRootProps are only loaded one at a time, and we always already have the node. <text:s/>So I think that will work fine.</text:p>
      <text:p text:style-name="Text_20_body">That means that replaceWithLinkAndGet, getNodesChildren and getUpToDateNodes all need to return PartialTrees which will have a space to hold the votes. <text:s/>And it means that recursive build nodes needs to look for the votes as it is building the nodes. <text:s/>Simple. <text:s/>I should be able to get it working before 5! <text:s/>;-)</text:p>
      <text:p text:style-name="P14"/>
      <text:p text:style-name="P14"><text:span text:style-name="T12">public</text:span><text:span text:style-name="T9"> Map&lt;Long, Node&gt; replaceWithLinkAndGet(Long parentArgID,</text:span></text:p>
      <text:p text:style-name="P15"><text:span text:style-name="T11"><text:tab/><text:tab/><text:tab/>Long linkPropID, Long removePropID) </text:span><text:span text:style-name="T13">throws</text:span><text:span text:style-name="T11"> ServiceException;</text:span></text:p>
      <text:p text:style-name="P16"/>
      <text:p text:style-name="P14"><text:span text:style-name="T12">public</text:span><text:span text:style-name="T9"> Map&lt;Long, Node&gt; getNodesChildren(List&lt;Long&gt; nodeIDs, </text:span><text:span text:style-name="T12">int</text:span><text:span text:style-name="T9"> depth)</text:span></text:p>
      <text:p text:style-name="P15"><text:span text:style-name="T11"><text:tab/><text:tab/><text:tab/></text:span><text:span text:style-name="T13">throws</text:span><text:span text:style-name="T11"> ServiceException;</text:span></text:p>
      <text:p text:style-name="P16"/>
      <text:p text:style-name="P14"><text:span text:style-name="T12">public</text:span><text:span text:style-name="T9"> PartialTrees getUpToDateNodes(Map&lt;Long, DateAndChildIDs&gt; propInfo,</text:span></text:p>
      <text:p text:style-name="P16"><text:tab/><text:tab/><text:tab/>Map&lt;Long, DateAndChildIDs&gt; argInfo);</text:p>
      <text:p text:style-name="P16"/>
      <text:p text:style-name="P16"/>
      <text:p text:style-name="P14"><text:span text:style-name="T12">public</text:span><text:span text:style-name="T9"> PartialTrees getRootProps(</text:span><text:span text:style-name="T12">int</text:span><text:span text:style-name="T9"> depthLimit);</text:span></text:p>
      <text:p text:style-name="P16"/>
      <text:p text:style-name="P14"><text:span text:style-name="T12">public</text:span><text:span text:style-name="T9"> PartialTrees searchProps(String searchString, String searchName,</text:span></text:p>
      <text:p text:style-name="P14"><text:span text:style-name="T9"><text:tab/><text:tab/><text:tab/></text:span><text:span text:style-name="T12">int</text:span><text:span text:style-name="T9"> resultLimit, List&lt;Long&gt; filerNodeIDs) </text:span><text:span text:style-name="T12">throws</text:span><text:span text:style-name="T9"> ServiceException;</text:span></text:p>
      <text:p text:style-name="P14"/>
      <text:p text:style-name="P14"><text:span text:style-name="T12">public</text:span><text:span text:style-name="T9"> PartialTrees continueSearchProps(String searchName)</text:span></text:p>
      <text:p text:style-name="P15"><text:span text:style-name="T11"><text:tab/><text:tab/><text:tab/></text:span><text:span text:style-name="T13">throws</text:span><text:span text:style-name="T11"> ServiceException;</text:span></text:p>
      <text:h text:style-name="Heading_20_2" text:outline-level="2">Transactions and Locking</text:h>
      <text:p text:style-name="Text_20_body">I have yet to think about this in detail and it could probably use some serious thought. <text:s/>In what situations will I want to do stuff in a transaction. <text:s/>The modifications obviously do not seem to be a big deal. <text:s/>If a node is deleted when the modification is made then the modification cannot be made or it needs to recreate the node, but regardless a transaction wouldn't have helped... unless you are going to hold open transactions on all nodes that a client is viewing which does not seem reasonable...and might not accomplish anything anyway.</text:p>
      <text:p text:style-name="Text_20_body">Additions and deletes however are a little bit different. <text:s/>What are the problem scenarios:</text:p>
      <text:p text:style-name="Text_20_body">Someone adds a node to a deleted node. <text:s/>This doesn't seem like a big problem. <text:s/>A simple way to handle it would be to only update the parent node after the child node is created, and if the update fails because the parent is deleted to then delete the child node. <text:s/>This would eliminate the possibility of a child node that should have a parent not having a parent.</text:p>
      <text:p text:style-name="Text_20_body">Ah, here is a case. <text:s/>Two people delete a different child node at the same time. <text:s/>Person one gets a copy of the parent to delete the child's id from it. <text:s/>Then person two gets a copy of the parent, which still has the id that person one itends to delete because person one has not yet completed. <text:s/>Person one removes the id and saves the node. <text:s/>Person two removes the id he wants to delete and save the node, but the node that he saves still has the id that person one wanted to remove. <text:s/>Now we are in an inconsistent state where the database has a node that points to a child that doesn't exist. <text:s/>But this doesn't seem complicated enough to warrant transactions. <text:s/>If transactions were easily available then we could use them for this, but because they are not available for at least on type of relationship, I'll have to implement some sort of locking scheme to avoid this, and I might as well implement it for both types of node.</text:p>
      <text:p text:style-name="Text_20_body"><text:span text:style-name="Source_20_Text"/></text:p>
      <text:p text:style-name="Preformatted_20_Text"/>
      <text:h text:style-name="Heading_20_2" text:outline-level="2">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2" text:outline-level="2">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p text:style-name="Text_20_body">But another way to do it would just be to save the re-do information that the client currently generates to redo changes. <text:s/>Mostly that re-do information can be stored in variables that already exist in the node. <text:s/>The one exception would be the content re-do info, which would require an extra string, and would result in storing the content of every version twice, once in the change that creates the version and once in the change that overwrites it. <text:s/>That seems a little bit ugly, but I think it will make things easier, and the amount of lost space will probably be quite minimal in most cases since a proposition is only supposed to be a sentence or a paragraph at most. (I think the text might even be compressed). <text:s/></text:p>
      <text:h text:style-name="Heading_20_2" text:outline-level="2">Further thoughts on improving search speed</text:h>
      <text:p text:style-name="Text_20_body">OK, I think I can actually make searches pretty zippy with the current situation. <text:s/>I'm guessing that the first query happens pretty quickly. <text:s/>However, spinning throw the combinations when the first query or the second set of querys (all combinations with one less than all the tokens) doesn't return the search limit, takes a bunch of extra time. <text:s/>So why not just immediately return good matches on the current query. <text:s/>So first we query for all the terms. <text:s/>We take up to the limit results and send them back, even if we haven't reached the limit. <text:s/>If the client hasn't moved on to a new search already (and in many cases it will have because the user will still be typing), and the first set of results didn't fill the page (which will mean a different number on the side bar or the main search) the client can immediately request more results from the server. <text:s/>The server will use the same system that it currently use, except, when it finishing collecting results from a query, if there are any results, it will send them back immediately and wait for the client to request more results (from the next query) if it desires.</text:p>
      <text:p text:style-name="Text_20_body">I think this will make searching snapping, and it will also relieve cpu/disk usage on the server a little bit. <text:s/>Probably with this system I can up the maximum number of terms to match by one or two. (If matching 6 or 7 terms often results in slow empty queries, than I can first look for 5 terms, return those matches, then do higher term match queries and put them above the previous results...) <text:s text:c="2"/>Anyway, I think I can make it work in a reasonable way even over large datasets.</text:p>
      <text:h text:style-name="Heading_20_2" text:outline-level="2">Thoughts about updates and synchronizing Nodes with the ViewNodes</text:h>
      <text:p text:style-name="Text_20_body">Ok, so I can think of two different approaches. <text:s/>One is to make each ViewNode have a Node at birth, and every change to the ViewNode is reflected by modifying the Node. <text:s/>When the ViewNode gets an update from the server, we make the required changes to the ViewNode and then set the ViewNode's Node equal to the server Node, rather than having the server node replace the ViewNode. <text:s/>This means that every ViewNode has a seperate Node.</text:p>
      <text:p text:style-name="Text_20_body">Another approach is to make Node immutable on the client. <text:s/>Every change from the server results in a new node coming back, which replaces the previous node entirely.</text:p>
      <text:p text:style-name="Text_20_body">Another approach is to make every ViewNode a listener to Node changes. <text:s/>The client asks for changes from the Server for each loaded nodes, and applies those changes to the Node itself. <text:s/>Each ViewNode that has registered with the node gets notified of the change, and make the change to itself. <text:s/>When a ViewNode made a change to the node, other ViewNodes would get instantly updated with the new information. <text:s/>I guess server calls could go through the Node's event handlers too. <text:s/>So the the server would just be another listener to the Node's events. <text:s/>The ViewNode that made the change to the Node wouldn't actually make the change to itself. <text:s/>Instead it would make the change to the Node, and then the node would make the call to the ViewNode to add/delete or update its content. <text:s/>Changes coming from the server would be just like any other ViewNode making changes to the Node hub, except they would potentially be a little clumsier because in order to add or remove child it would need to remove all children and then re-add the present ones.</text:p>
      <text:p text:style-name="Text_20_body">I guess in this model it might make sense to have something that extends Node, or contains a Node to act as the NodeHub. <text:s/>That way the client and server can still pass Nodes back and forth without passing all the client side implementation around too. <text:s/>At the moment Nodes are really server side data classes anyway that get saved in the Datastore. <text:s/>Perhaps it would make sense just to create a new client Node, and possibly stop passing nodes around altoghether in favor of some kind of message class.</text:p>
      <text:p text:style-name="Text_20_body">So before I got on this Node hub idea I was thinking that it would make sense for each view to have its own copy of it's Node, and each one would take care of keeping it updated. <text:s/>What does the NodeHub idea make easier?</text:p>
      <text:p text:style-name="Text_20_body">One thing it does is it makes refreshes to ViewNodes that reference the same node, instantaneous. <text:s/>But assuming we are doing regular polling to the server, it's not clear that that is much of an advantage. <text:s/>Instead of instantaneous updates we'll get slightly delayed updates. <text:s/>There is something that feels “cleaner” about it. <text:s/>Does it resolve any of the problems/confusions I was having with the other approaches? <text:s/>Maybe not...</text:p>
      <text:p text:style-name="Text_20_body">It seems like it would be a pretty serious change... potentially touch every part of the project so far... that should be a BIG downside. <text:s/>On the otherhand if it is a superior approach, that will make things easier in the long run, that might be worthwhile to undertake now instead of later.</text:p>
      <text:p text:style-name="Text_20_body">The NodeHub idea doesn't work that smoothly when someone is updating a Node. <text:s/>If you send changes to a ViewNode that generated a content change, what happens? <text:s/>The I guess it could be fine. <text:s/>The ViewNode simply checks to see whether the content needs to be changed, or if it is already uptodate and only makes the change if necessary. <text:s/>Or perhaps changing the contents of a TextArea or TextBox doesn't affect the cursor position or the selection?</text:p>
      <text:p text:style-name="Text_20_body">It might be a bit heavy weight for a javascript client. <text:s/>There are a lot of things going on whenever someone presses a key. <text:s/>Searches are being sent to the server, updates are happening on the client. <text:s/>Alternatively updates might happen the same way they happen right now, when a TextArea/Box loses focus. <text:s/>Or they could happen similar to the way searches happen right now. <text:s/>Maybe a timer is set for 20 seconds everytime a key is pressed, and if the content isn't saved due to a Blur event before then, then it will automatically be saved after 20 seconds.</text:p>
      <text:p text:style-name="Text_20_body">Doing this doesn't seem to relieve the client of keeping a map/list of loaded unloaded nodes.</text:p>
      <text:p text:style-name="Text_20_body">Does it do anything to address the problems that I'm currently dealing with? <text:s/>Namely how to make sure that nodes are updated properly when they have been changed on the client, and thus need to get the upated time from the server (plus any updates that have happened in the interim)? </text:p>
      <text:p text:style-name="Text_20_body"/>
      <text:p text:style-name="Text_20_body">Another problem that might exist with my current implementation is that the there can be multiple different ViewNodes on the client that refer to the same node but have different updated times associated with them... <text:s/>Currently I think my implementation sends only one node to the server. <text:s/>It needs to make sure that its sends the oldest one to the server... otherwise there might not have been an update since the newest one, and the oldest one won't be updated to the newest one as a result.</text:p>
      <text:p text:style-name="Text_20_body"/>
      <text:p text:style-name="Text_20_body">OK, I think I'm coming to a temporary conclusion. <text:s/>Have Node like objects as hubs for ViewNodes seems like an interesting idea for the FUTURE. <text:s/>It does not make sense to try to implement this right now, while I'm in the middle of implementing something else, unless there are really clear advantages to moving to that framework for the purposes of continuous updates. <text:s/>So far I don't think there are really clear advantages that warrant that. <text:s/>So I should focus on the two methods that integrate with what I have right now more directly.</text:p>
      <text:p text:style-name="Text_20_body">Method one is immutable Nodes that are shared by ViewNodes.</text:p>
      <text:p text:style-name="Text_20_body">Method two is mutable Nodes that are specific to ViewNodes, and which need to get updated whenever the ViewNode makes a change. <text:s/>But even if they are updated when the ViewNode makes a change, they will have to be updated again when the updated date comes back from the server. <text:s/>In that case, why not just wait for the node from the server to begin with?</text:p>
      <text:p text:style-name="Text_20_body">So, now I'm thinking that what makes sense is immutable nodes, shared by ViewNodes. <text:s/>Whenever there is a change by a ViewNode, the server sends back new immutable nodes to be shared among the ViewNodes. <text:s/>For two node operations, adds/links the server sends back two new immutable Nodes. <text:s/>For single node operations just as updates/deletes (in a delete the only node that the server needs to return is the parent node I think) the server sends back one node. <text:s/>ServerComm, then calls a callback and hands off the new Nodes.</text:p>
      <text:p text:style-name="Text_20_body">One issue that I was running into is that I think then all the operations need to ask for the NodeIDs at the time of dispatch rather than at the time of the ServerComm call, because for instance, <text:s/>the user might add a node and then immediately edit it (or remove it, or add children to it). <text:s/>In that case it won't know the node ID until after the add operation has returned. <text:s/>So for every operation ServerComm will have to ask for the ids for the nodes at the time of dispatch instead of at the time of the ServerComm call.</text:p>
      <text:p text:style-name="Text_20_body">So the flow will be. <text:s/>Client makes a change. <text:s/>Lets say an addition. <text:s/>Creates a ViewNode for the new node, without any Node. <text:s/>Calls servercomm add method. <text:s/>ServerComm puts the request in the dispatch queue. <text:s/>It comes up in the dispatch queue. <text:s/>ServerComm asks which node is the parent. <text:s/>ServerComm sends a request to the server with the parent Node (which includes an “updated” field). <text:s/>The server sends back an Node for the new ViewNode, as well as a Map of nodes including the updated parent node (with a new “updated” field value) and any children that have since been added to the parent. <text:s/>The client adds the Node to the new ViewNode and updates the parent potentially change the parent's content and adding/deleting child nodes. <text:s/>Now the parent is ready for future updates.</text:p>
      <text:p text:style-name="Text_20_body">In the meantime, what has happened to the live updates. <text:s/>I don't think it really works to pause the live updates while all this is going on because then when live updates resumes, the client may very well do another edit right in the middle of the update. <text:s/>If updates are happening every few seconds it doesn't seem viable to stop the UI thread while they are going on...</text:p>
      <text:p text:style-name="Text_20_body">Will the updates cause conflicts or inconsistent states? <text:s/>Not sure... even if they do, if they do so rarely its not really a problem if the client can simply reload their page to get back into a consistent state. Maybe there could even be a forced reload every thirty minutes or so...</text:p>
      <text:h text:style-name="Heading_20_3" text:outline-level="3">My Current Plan</text:h>
      <text:p text:style-name="Text_20_body">So as described a little bit below, I decided to go with immutable Nodes on the client side. <text:s/>With every change that the client makes to server data, the server sends back updated Nodes to the client which the client that sets for the ViewNode.</text:p>
      <text:p text:style-name="Text_20_body">So far I've change ServerComm and ArgMapService to reflect the new plan. <text:s/>What I have left is (1) to change all the methods that use ServerComm to provide it with callbacks that update the nodes; and (2) to change all the methods on ArgMapServiceImpl to return updated nodes. <text:s/>The updated nodes include not just the updated Node itself but also any new children and grandchildren of new children, just like the continuous refresh. <text:s/>So on the client, when I update nodes I have to update not just the node itself, but also add any new children, etc. <text:s/>I hoping to reuse the methods that already exist for the live updating on both the server and the client...</text:p>
      <text:p text:style-name="Text_20_body">If this crazy shit works, I might actually not be too far away from fairly robust continuous updates...</text:p>
      <text:p text:style-name="Text_20_body">But now I'm done for the weekend. <text:s/>Will I remember what I was doing on Monday? <text:s/>We shall see...</text:p>
      <text:h text:style-name="Heading_20_2" text:outline-level="2">Compile reports with/without gquery</text:h>
      <text:h text:style-name="Heading_20_3" text:outline-level="3">Without</text:h>
      <text:p text:style-name="Text_20_body">Full code size</text:p>
      <text:p text:style-name="Text_20_body"><text:s text:c="4"/>267804 Bytes</text:p>
      <text:p text:style-name="Text_20_body"><text:s text:c="4"/>Report</text:p>
      <text:p text:style-name="Text_20_body">Initial download size</text:p>
      <text:p text:style-name="Text_20_body"><text:s text:c="4"/>149549 Bytes</text:p>
      <text:p text:style-name="Text_20_body"><text:s text:c="4"/>Report</text:p>
      <text:p text:style-name="Text_20_body">Left over code</text:p>
      <text:p text:style-name="Text_20_body"><text:s text:c="4"/>62556 Bytes</text:p>
      <text:p text:style-name="Text_20_body"><text:s text:c="4"/>Report</text:p>
      <text:h text:style-name="Heading_20_3" text:outline-level="3">With gquery in path but unused</text:h>
      <text:p text:style-name="Text_20_body">Full code size</text:p>
      <text:p text:style-name="Text_20_body"><text:s text:c="4"/>267804 Bytes</text:p>
      <text:p text:style-name="Text_20_body"><text:s text:c="4"/>Report</text:p>
      <text:p text:style-name="Text_20_body"/>
      <text:p text:style-name="Text_20_body">Initial download size</text:p>
      <text:p text:style-name="Text_20_body"><text:s text:c="4"/>149549 Bytes</text:p>
      <text:p text:style-name="Text_20_body"><text:s text:c="4"/>Report</text:p>
      <text:p text:style-name="Text_20_body"/>
      <text:p text:style-name="Text_20_body">Left over code</text:p>
      <text:p text:style-name="Text_20_body"><text:s text:c="4"/>62556 Bytes</text:p>
      <text:p text:style-name="Text_20_body"><text:s text:c="4"/>Report</text:p>
      <text:p text:style-name="Text_20_body"/>
      <text:h text:style-name="Heading_20_3" text:outline-level="3">With gquery used</text:h>
      <text:p text:style-name="Text_20_body">Full code size</text:p>
      <text:p text:style-name="Text_20_body"><text:s text:c="4"/>273823 Bytes</text:p>
      <text:p text:style-name="Text_20_body"><text:s text:c="4"/>Report</text:p>
      <text:p text:style-name="Text_20_body"/>
      <text:p text:style-name="Text_20_body">Initial download size</text:p>
      <text:p text:style-name="Text_20_body"><text:s text:c="4"/>149761 Bytes</text:p>
      <text:p text:style-name="Text_20_body"><text:s text:c="4"/>Report</text:p>
      <text:p text:style-name="Text_20_body"/>
      <text:p text:style-name="Text_20_body">Left over code</text:p>
      <text:p text:style-name="Text_20_body"><text:s text:c="4"/>68444 Bytes</text:p>
      <text:p text:style-name="Text_20_body"><text:s text:c="4"/>Report</text:p>
      <text:h text:style-name="Heading_20_3" text:outline-level="3">Summary</text:h>
      <text:p text:style-name="Text_20_body">With it in the tree but unused there is no change (predictably).</text:p>
      <text:p text:style-name="Text_20_body">With it used there is a <text:s/>273823 - <text:s/>267804 = 6019 size increase. <text:s/>6 KB. <text:s/>Acceptable, especially since isn't changing the initial download size at all at this point.</text:p>
      <text:h text:style-name="Heading_20_3" text:outline-level="3">More compile reports</text:h>
      <text:h text:style-name="Heading_20_4" text:outline-level="4">After switching to TextAreaAutoHeight:</text:h>
      <text:p text:style-name="Text_20_body">Full code size</text:p>
      <text:p text:style-name="Text_20_body"><text:s text:c="4"/>270975 Bytes</text:p>
      <text:p text:style-name="Text_20_body"><text:s text:c="4"/>Report</text:p>
      <text:p text:style-name="Text_20_body"/>
      <text:p text:style-name="Text_20_body">Initial download size</text:p>
      <text:p text:style-name="Text_20_body"><text:s text:c="4"/>148327 Bytes</text:p>
      <text:p text:style-name="Text_20_body"><text:s text:c="4"/>Report</text:p>
      <text:p text:style-name="Text_20_body"/>
      <text:p text:style-name="Text_20_body">Left over code</text:p>
      <text:p text:style-name="Text_20_body"><text:s text:c="4"/>67349 Bytes</text:p>
      <text:p text:style-name="Text_20_body"><text:s text:c="4"/>Report</text:p>
      <text:h text:style-name="Heading_20_4" text:outline-level="4">On Tuesday Dec 14, 2010</text:h>
      <text:p text:style-name="Text_20_body">Full code size</text:p>
      <text:p text:style-name="Text_20_body"><text:s text:c="4"/>313857 Bytes</text:p>
      <text:p text:style-name="Text_20_body"><text:s text:c="4"/>Report</text:p>
      <text:p text:style-name="Text_20_body"/>
      <text:p text:style-name="Text_20_body">Initial download size</text:p>
      <text:p text:style-name="Text_20_body"><text:s text:c="4"/>227583 Bytes</text:p>
      <text:p text:style-name="Text_20_body"><text:s text:c="4"/>Report</text:p>
      <text:p text:style-name="Text_20_body"/>
      <text:p text:style-name="Text_20_body">Left over code</text:p>
      <text:p text:style-name="Text_20_body"><text:s text:c="4"/>15501 Bytes</text:p>
      <text:p text:style-name="Text_20_body"><text:s text:c="4"/>Report</text:p>
      <text:h text:style-name="Heading_20_4" text:outline-level="4">On Tuesday Dec 14, 2010 after making UpdateTimer run async</text:h>
      <text:p text:style-name="Text_20_body">Full code size</text:p>
      <text:p text:style-name="Text_20_body"><text:s text:c="4"/>315493 Bytes</text:p>
      <text:p text:style-name="Text_20_body"><text:s text:c="4"/>Report</text:p>
      <text:p text:style-name="Text_20_body"/>
      <text:p text:style-name="Text_20_body">Initial download size</text:p>
      <text:p text:style-name="Text_20_body"><text:s text:c="4"/>147540 Bytes</text:p>
      <text:p text:style-name="Text_20_body"><text:s text:c="4"/>Report</text:p>
      <text:p text:style-name="Text_20_body"/>
      <text:p text:style-name="Text_20_body">Left over code</text:p>
      <text:p text:style-name="Text_20_body"><text:s text:c="4"/>98093 Bytes</text:p>
      <text:p text:style-name="Text_20_body"><text:s text:c="4"/>Report</text:p>
      <text:h text:style-name="Heading_20_4" text:outline-level="4">On Tuesday Dec 14, 2010 after making tree setup run async</text:h>
      <text:p text:style-name="Text_20_body">Full code size</text:p>
      <text:p text:style-name="Text_20_body"><text:s text:c="4"/>315021 Bytes</text:p>
      <text:p text:style-name="Text_20_body"><text:s text:c="4"/>Report</text:p>
      <text:p text:style-name="Text_20_body"/>
      <text:p text:style-name="Text_20_body">Initial download size</text:p>
      <text:p text:style-name="Text_20_body"><text:s text:c="4"/>109357 Bytes</text:p>
      <text:p text:style-name="Text_20_body"><text:s text:c="4"/>Report</text:p>
      <text:p text:style-name="Text_20_body"/>
      <text:p text:style-name="Text_20_body">Left over code</text:p>
      <text:p text:style-name="Text_20_body"><text:s text:c="4"/>156965 Bytes</text:p>
      <text:p text:style-name="Text_20_body"><text:s text:c="4"/>Report</text:p>
      <text:h text:style-name="Heading_20_2" text:outline-level="2">versioning linking and unlinking</text:h>
      <text:p text:style-name="Text_20_body">Ok this is actually a bit of an issue that I hadn't really thought through.</text:p>
      <text:p text:style-name="Text_20_body">When you undo an unlinking you are potentially attaching a whole subtree to the tree, not merely a single node as when you undo a proposition deletion. <text:s/>The same is true of redoing a linking.</text:p>
      <text:p text:style-name="Text_20_body">Well redoing a linking should be straight forward, just take the deleted node and put it back. <text:s/>The node will keep track of its own state, whether it was open or closed, whether its children were opened or closed etc.</text:p>
      <text:p text:style-name="Text_20_body">However undoing a unlinking is more complicated because there we don't necessarily have the tree ready to go. <text:s/>In fact we don't have the tree ready to go in the current setup. <text:s/>I think the best option would be to add the node with a load dummy and only load up the children as requested by the client. <text:s/>But that implies that I have lazy loading working, so maybe before handling unlinking I should get lazy loading working again.</text:p>
      <text:p text:style-name="Text_20_body">I think to start I should just lazy load one layer at a time... the old approach was to lazy load the entire subtree, but that isn't really lazy loading and more importantly that was just being lazy since the subtree might be impractical to load...</text:p>
      <text:h text:style-name="Heading_20_2" text:outline-level="2">versioning lazy loading</text:h>
      <text:h text:style-name="Heading_20_3" text:outline-level="3">Confusing</text:h>
      <text:p text:style-name="Text_20_body">I think we still want all the changes for a closed node so we can use the same system of including add/removes as hidden changes in the change list so that the user knows when a closed (unloaded) node has children to open... when the node is opened the children are loaded... there will be one load dummy for each child.</text:p>
      <text:p text:style-name="Text_20_body">So the call to the server should return the current version of the node itself (without any children) and the nodes history. <text:s/>Basically just a NodeChanges plus the current version of the node (but not of the children).</text:p>
      <text:p text:style-name="Text_20_body">With that information the client will construct place holder nodes for each existing node and each deleted node. <text:s/>Then it will zoom the node to the correct time, and append it, closed, to the the node that was just opened, replacing the just opened nodes place holder with the newly constructed place holder.</text:p>
      <text:h text:style-name="Heading_20_3" text:outline-level="3">More clear</text:h>
      <text:p text:style-name="Text_20_body">I'm not sure that was clear so lets try again. <text:s/>When a node is closed and unloaded the client will already have it's complete history, including a list of its current and deleted children and all its changes. <text:s/>It will be represented by the normal ViewNodeVer, and it will have placeholders for each of its children; for each a ViewNodeVer with a placeholder flag.</text:p>
      <text:p text:style-name="Text_20_body">While the node is closed, it will be processed like any other closed node, meaning that the very same functions will be used for processing its modifications and add/removes will work. <text:s/>They will just work on placeholders instead of real nodes. <text:s/>When the node is opened the placeholders will appear with a message “loading from server”. </text:p>
      <text:p text:style-name="Text_20_body">At the point the client requests the information needed to build a closed unloaded node for each of the placeholders. <text:s/>This includes the complete history (including current and deleted children and all changes) and a current version of the node. <text:s/>The client builds a closed version, zooms it to the correct time and appends it to the tree, replacing or merging it with its placeholder.</text:p>
      <text:h text:style-name="Heading_20_3" text:outline-level="3">Links</text:h>
      <text:h text:style-name="Heading_20_4" text:outline-level="4">Closed and open non-deleted</text:h>
      <text:p text:style-name="Text_20_body">The exact same process will work for linked nodes that are closed. <text:s/>However links existing in the current edit tree will be treated exactly the same as all other nodes.</text:p>
      <text:h text:style-name="Heading_20_4" text:outline-level="4">deleted</text:h>
      <text:p text:style-name="Text_20_body">Links that have been deleted however will need to be specially sent with the initial request for the change list. <text:s/>The client will need the current version of the link and its history sufficient to zoom it to the correct time in the tree (the time it was deleted). <text:s/>The main difference is that for unlinks we also need a list of the <text:span text:style-name="T2">current </text:span><text:span text:style-name="T7">children. <text:s/>For other nodes we only need a list of the deleted children, because a node cannot be deleted while it still has children. <text:s/>Therefore if a node was deleted, it had no children at the time of the deletion. <text:s/>Not true for unlinked nodes. <text:s/>Also node can be unlinked without without deleting its contents, so we need to make sure that the change for the unlink includes the previous contents.</text:span></text:p>
      <text:h text:style-name="P32" text:outline-level="3">Implementation plan</text:h>
      <text:p text:style-name="P7">Implement for regular nodes first</text:p>
      <text:p text:style-name="P7">make sure that implementation works for closed and open non-deleted links</text:p>
      <text:p text:style-name="P7">implement for deleted links.</text:p>
      <text:p text:style-name="P7">Testing version extensively, especially linking, unlinking, deletes, and open/closes of nodes</text:p>
      <text:h text:style-name="Heading_20_2" text:outline-level="2">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3">include both add/removes and modifications</text:p>
      <text:p text:style-name="P5">note: this puts the changes back as hidden if they where hidden when removed...</text:p>
      <text:p text:style-name="P3">if child node is open</text:p>
      <text:p text:style-name="P5">call function for child node</text:p>
      <text:h text:style-name="Heading_20_2" text:outline-level="2">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2" text:outline-level="2">Argument <text:s/>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er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
      <text:h text:style-name="Heading_20_2" text:outline-level="2">Change modeling and double storing content for each version</text:h>
      <text:p text:style-name="Text_20_body">If for some reason I decide that I just can't stand storing the content text twice for each version, I guess it would be possible to store a reference to a separately stored string object... probably not worth it...</text:p>
      <text:p text:style-name="Text_20_body">A long is 64 bits, and a char is 16 bits. <text:s/>So every id stored/sent is like storing sending 4 characters. <text:s/>Pretty minimal. <text:s/>But assuming there is no additional overhead in the datastore (which is probably a extremely bad assumption), that means that moving the string out would result in a minimum of 12 characters additional storage... a couple words. <text:s/>Well I guess that is really not that much, but I think that the real overhead will be from the datastore, and it's indexes.</text:p>
      <text:p text:style-name="Text_20_body"><text:a xlink:type="simple" xlink:href="http://groups.google.com/group/google-appengine/browse_thread/thread/5256b6bb481d029b/927d647ef8a47eb0?pli=1">http://groups.google.com/group/google-appengine/browse_thread/thread/5256b6bb481d029b/927d647ef8a47eb0?pli=1</text:a></text:p>
      <text:p text:style-name="Text_20_body">Seems to suggest that a minimum entry is 90bytes. <text:s/>A character is two bytes so that is roughly 45 characters, or a sentence worth, so on average I might not save any space... for that added complexity it seems pretty pointless at this point.</text:p>
      <text:p text:style-name="Text_20_body">And if I'm worried about over the wire space I can just wipe the unnecessary data from the object before sending it so its just sending a null or two.</text:p>
      <text:h text:style-name="Heading_20_2" text:outline-level="2">more thoughts on the how to model propositions and arguments</text:h>
      <text:p text:style-name="Text_20_body">I'm in the process of moving a model where they are both nodes.</text:p>
      <text:p text:style-name="Text_20_body">The last section of this page (<text:a xlink:type="simple" xlink:href="http://code.google.com/appengine/docs/java/datastore/relationships.html">http://code.google.com/appengine/docs/java/datastore/relationships.html</text:a>) seems to suggest that if they both derive from Node and Node has the ID, then they will be guaranteed to have unique Ids with no Argument having the same ID as a proposition. <text:s/>However, given my experiment with objectify where I queries for Nodes after creating Arguments and Propositions, and got nothing back, it seems like in order to find a node with just its ID you would need to query both groups. <text:s/>Which makes their example less compelling, because the Chef would need to query every recipe type to find the favorite.</text:p>
      <text:p text:style-name="Text_20_body">On the otherhand in my application I will mostly know which kind of node I'm looking for when I query the datastore, and on the client it might simplify things because I could use just one big list of nodes and let generic node functions handle building up the views and such...</text:p>
      <text:h text:style-name="Heading_20_3" text:outline-level="3">Owned relationships</text:h>
      <text:p text:style-name="Text_20_body">Anyway, on that same page I was reading about owned and unowned relationships, which actually seems to fit nicely with what I'm doing. <text:s/>So a proposition owns its arguments, and arguments do not own their propositions. <text:s/>Instead of storing arguments separately, I could just store them as part of the proposition. <text:s/>What advantages might this have? <text:s/>Transactions, referential integrity, and maybe speed when retrieving a proposition and its arguments.</text:p>
      <text:p text:style-name="Text_20_body">Owned relationships gaurantee referential integrity. <text:s/>So I wouldn't have to check to make sure that a proposition's childIDs actually referred to an argument. <text:s/>The argument would just be there as part of the proposition. <text:s/>If the proposition was deleted, the arguments could be set to automatically delete as well. <text:s/>Of course that would not guarantee that the arguments links to child propositions would maintain referential integrity. <text:s/>They cannot, because that is a many to many relationship. <text:s/>So when a proposition is deleted, I would still need to manually check for all the argument owners to make sure the arguments have no child Ids that are pointing to nowhere. <text:s/>This means I only get half referential integrity which makes the idea less appealing.</text:p>
      <text:p text:style-name="Text_20_body">Nevertheless there is something appealing about doing it this way because it seems to model the relationship more intuitively. <text:s/>Propositions really do own their arguments in the sense that argument are unique to propositions. <text:s/>And arguments really do not own their propositions in the sense that propositions are not unique to arguments. <text:s/>Somehow it feels conceptually cleaner to reduce everything down to a propositions object, and just pass around proposition objects and propIDs and stop passing arguments around entirely.</text:p>
      <text:p text:style-name="Text_20_body">Generally propositions still wouldn't be excessively big, since an argument is still basically just a limited length title and some proposition ids. <text:s/>Even a proposition with dozens of arguments would still be a manageable size, with dozens of titles and a list of propositions for each title. <text:s/>Nevertheless that does mean less over the wire efficiency, since every time you pass a proposition you would also pass its arguments. <text:s/>I guess it wouldn't be hard to say, only send me the proposition, without sending the arguments. <text:s/>And then if someone opened the proposition you would then fetch the arguments. <text:s/>But then we are back to the same situation. <text:s/>Also, how would changes work then? <text:s/>A change to the argument would also probably need to reference the proposition. <text:s/>I guess that just means a mere extra propID in each change, which isn't a big deal.</text:p>
      <text:p text:style-name="Text_20_body"/>
      <text:p text:style-name="Text_20_body">Client node implementation...would this create more duplicate code? <text:s/>In some ways it seems simpler to avoid all the hoops I'm going through to avoid duplicate code for Propositions and Arguments. <text:s/>Just have a proposition object that handles all its argument objects, even if that means there is duplicate code. <text:s/>But actually it really does seem better to avoid the duplicate code, since the client side code size is pretty important, and also, I want to keep things simple and understandable and the less code the easier that will be.</text:p>
      <text:p text:style-name="Text_20_body">So I think I'm decided that </text:p>
      <text:h text:style-name="Heading_20_2" text:outline-level="2">diffs</text:h>
      <text:p text:style-name="Text_20_body">See <text:a xlink:type="simple" xlink:href="http://code.google.com/p/google-diff-match-patch/"><text:span text:style-name="T10">google-diff-match-patch</text:span></text:a> (<text:a xlink:type="simple" xlink:href="http://code.google.com/p/google-diff-match-patch/">http://code.google.com/p/google-diff-match-patch/</text:a>) for what looks like the best option as far as libraries are concerned. <text:s/>So the questions are: <text:s/>would it actually save any space with such small strings? <text:s/>If so, is it enough space to make it worth it? <text:s/>Probably not!! <text:s/>Consider this: <text:s/>the GNU differ algorithm only works on lines, and I only have lines! <text:s/>So that algorithm would just be storing what I have already. <text:s/>This one looks like it might be more efficient... but who cares if I shave off a few characters?</text:p>
      <text:p text:style-name="Text_20_body">If I am having problems with people incorrectly entering huge propositions, perhaps the better approach is to limit proposition size.</text:p>
      <text:p text:style-name="Text_20_body">I guess the real reason I was considering this is because I was thinking about storing both undo and redo information in the changes. <text:s/>If I do that, it might significantly increase the size of the change sent to the client, which I would want to avoid if I'm sending hundreds or thousands of changes. <text:s/>It could basically double the download time of a large change list. <text:s/>But the better approach is probably just to blank out the redo information before send it to the client and let the client generate that info on its own. <text:s/>At least with regard to content. <text:s/>That might end up being more space efficient than sending the undo and redo information anyway.</text:p>
      <text:p text:style-name="Text_20_body">I guess the other appealing thing about sending both the undo and the redo information is that it would simplify the client side code a little bit, but really it would just result in the removal of a few lines, which are already written, really not worth it.</text:p>
      <text:p text:style-name="Text_20_body">I think storing the redo information as plain text and blanking it out before sending it to the client probably makes the most sense. <text:s/>That would work for history. <text:s/>And then blanking out the undo information when sending info to the client for constant updates would work the otherway.</text:p>
      <text:p text:style-name="Text_20_body">But really... this level of optimization is not what I should be focusing on right now!!!</text:p>
      <text:h text:style-name="Heading_20_2" text:outline-level="2">Example of locking</text:h>
      <text:p text:style-name="Text_20_body">One simple way to do this would be to keep a list of nodes that are currently locked in the memcache. <text:s/>See (<text:a xlink:type="simple" xlink:href="http://blog.listry.com/2010/05/app-engine-locking-with-memcache.html">http://blog.listry.com/2010/05/app-engine-locking-with-memcache.html</text:a>) for an example. <text:s/>Another way to do it would be to create a queue of waiting processes for every object that is locked, and letting letting the processes wait in line. <text:s/>Anyway this should be simple to implement and doesn't require transactions or rollbacks, and will need to be done for at least one of the relationships anyway, so no point in trying to avoid it for the other.</text:p>
      <text:p text:style-name="Text_20_body">Here is the example in case it gets removed:</text:p>
      <text:p text:style-name="Preformatted_20_Text"><text:span text:style-name="Source_20_Text">import com.google.appengine.api.memcache.*;</text:span></text:p>
      <text:p text:style-name="Preformatted_20_Text"/>
      <text:p text:style-name="Preformatted_20_Text"><text:span text:style-name="Source_20_Text">public class MemcacheMutex {</text:span></text:p>
      <text:p text:style-name="Preformatted_20_Text"><text:span text:style-name="Source_20_Text"><text:s text:c="2"/>private String key;</text:span></text:p>
      <text:p text:style-name="Preformatted_20_Text"><text:span text:style-name="Source_20_Text"><text:s text:c="2"/>private int maxTimeout;</text:span></text:p>
      <text:p text:style-name="Preformatted_20_Text"><text:span text:style-name="Source_20_Text"><text:s text:c="2"/>private boolean locked;</text:span></text:p>
      <text:p text:style-name="Preformatted_20_Text"><text:span text:style-name="Source_20_Text"><text:s text:c="2"/>public MemcacheMutex(String key, int maxTimeout) {</text:span></text:p>
      <text:p text:style-name="Preformatted_20_Text"><text:span text:style-name="Source_20_Text"><text:s text:c="4"/>this.key = "mcmutex." + key;</text:span></text:p>
      <text:p text:style-name="Preformatted_20_Text"><text:span text:style-name="Source_20_Text"><text:s text:c="4"/>this.maxTimeout = maxTimeout;</text:span></text:p>
      <text:p text:style-name="Preformatted_20_Text"><text:span text:style-name="Source_20_Text"><text:s text:c="2"/>}</text:span></text:p>
      <text:p text:style-name="Preformatted_20_Text"/>
      <text:p text:style-name="Preformatted_20_Text"><text:span text:style-name="Source_20_Text"><text:s text:c="2"/>public boolean TryLock() {</text:span></text:p>
      <text:p text:style-name="Preformatted_20_Text"><text:span text:style-name="Source_20_Text"><text:s text:c="4"/>if (locked) </text:span></text:p>
      <text:p text:style-name="Preformatted_20_Text"><text:span text:style-name="Source_20_Text"><text:s text:c="6"/>return true;</text:span></text:p>
      <text:p text:style-name="Preformatted_20_Text"><text:span text:style-name="Source_20_Text"><text:s text:c="6"/></text:span></text:p>
      <text:p text:style-name="Preformatted_20_Text"><text:span text:style-name="Source_20_Text"><text:s text:c="4"/>MemcacheService mc =</text:span></text:p>
      <text:p text:style-name="Preformatted_20_Text"><text:span text:style-name="Source_20_Text"><text:s text:c="6"/>MemcacheServiceFactory.getMemcacheService();</text:span></text:p>
      <text:p text:style-name="Preformatted_20_Text"/>
      <text:p text:style-name="Preformatted_20_Text"><text:span text:style-name="Source_20_Text"><text:s text:c="4"/>locked = mc.put(key, "not used",</text:span></text:p>
      <text:p text:style-name="Preformatted_20_Text"><text:span text:style-name="Source_20_Text"><text:s text:c="6"/>Expiration.byDeltaMillis(maxTimeout),</text:span></text:p>
      <text:p text:style-name="Preformatted_20_Text"><text:span text:style-name="Source_20_Text"><text:s text:c="6"/>MemcacheService.SetPolicy.ADD_ONLY_IF_NOT_PRESENT);</text:span></text:p>
      <text:p text:style-name="Preformatted_20_Text"/>
      <text:p text:style-name="Preformatted_20_Text"><text:span text:style-name="Source_20_Text"><text:s text:c="4"/>return locked;</text:span></text:p>
      <text:p text:style-name="Preformatted_20_Text"><text:span text:style-name="Source_20_Text"><text:s text:c="2"/>}</text:span></text:p>
      <text:p text:style-name="Preformatted_20_Text"/>
      <text:p text:style-name="Preformatted_20_Text"><text:span text:style-name="Source_20_Text"><text:s text:c="2"/>public void Unlock() {</text:span></text:p>
      <text:p text:style-name="Preformatted_20_Text"><text:span text:style-name="Source_20_Text"><text:s text:c="4"/>if (locked) </text:span></text:p>
      <text:p text:style-name="Preformatted_20_Text"><text:span text:style-name="Source_20_Text"><text:s text:c="6"/>MemcacheServiceFactory</text:span></text:p>
      <text:p text:style-name="Preformatted_20_Text"><text:span text:style-name="Source_20_Text"><text:s text:c="8"/>.getMemcacheService().delete(key);</text:span></text:p>
      <text:p text:style-name="Preformatted_20_Text"><text:span text:style-name="Source_20_Text"><text:s text:c="4"/>locked = false; <text:s text:c="3"/></text:span></text:p>
      <text:p text:style-name="Preformatted_20_Text"><text:span text:style-name="Source_20_Text"><text:s text:c="2"/>}</text:span></text:p>
      <text:p text:style-name="P11"><text:span text:style-name="Source_20_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Outline" style:family="paragraph" style:parent-style-name="Text_20_body" style:list-style-name="OutlineStyleArabic">
      <style:paragraph-properties fo:margin-top="0in" fo:margin-bottom="0in"/>
    </style:style>
    <style:style style:name="OutlineNothing" style:family="paragraph" style:parent-style-name="Outline" style:list-style-name="OutlineStyleNothing">
      <style:paragraph-properties fo:margin-top="0.0402in" fo:margin-bottom="0.0402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OutlineStyleArabic">
      <text:list-level-style-number text:level="1" text:style-name="Numbering_20_Symbols" style:num-prefix=" " style:num-suffix="." style:num-format="1">
        <style:list-level-properties text:min-label-width="0.25in"/>
      </text:list-level-style-number>
      <text:list-level-style-number text:level="2" text:style-name="Numbering_20_Symbols" style:num-suffix="." style:num-format="a">
        <style:list-level-properties text:space-before="0.25in" text:min-label-width="0.25in"/>
      </text:list-level-style-number>
      <text:list-level-style-number text:level="3" text:style-name="Numbering_20_Symbols" style:num-prefix=" " style:num-suffix="." style:num-format="i">
        <style:list-level-properties text:space-before="0.5in" text:min-label-width="0.25in"/>
      </text:list-level-style-number>
      <text:list-level-style-number text:level="4" text:style-name="Numbering_20_Symbols" style:num-prefix=" " style:num-suffix="." style:num-format="A">
        <style:list-level-properties text:space-before="0.75in" text:min-label-width="0.25in"/>
      </text:list-level-style-number>
      <text:list-level-style-number text:level="5" text:style-name="Numbering_20_Symbols" style:num-prefix=" " style:num-suffix="." style:num-format="I">
        <style:list-level-properties text:space-before="1in" text:min-label-width="0.25in"/>
      </text:list-level-style-number>
      <text:list-level-style-number text:level="6" text:style-name="Numbering_20_Symbols" style:num-prefix=" " style:num-suffix=")" style:num-format="1">
        <style:list-level-properties text:space-before="1.25in" text:min-label-width="0.25in"/>
      </text:list-level-style-number>
      <text:list-level-style-number text:level="7" text:style-name="Numbering_20_Symbols" style:num-prefix=" " style:num-suffix=")" style:num-format="a">
        <style:list-level-properties text:space-before="1.5in" text:min-label-width="0.25in"/>
      </text:list-level-style-number>
      <text:list-level-style-number text:level="8" text:style-name="Numbering_20_Symbols" style:num-prefix=" " style:num-suffix=")" style:num-format="i">
        <style:list-level-properties text:space-before="1.75in" text:min-label-width="0.25in"/>
      </text:list-level-style-number>
      <text:list-level-style-number text:level="9" text:style-name="Numbering_20_Symbols" style:num-prefix=" " style:num-suffix=")" style:num-format="A">
        <style:list-level-properties text:space-before="2in" text:min-label-width="0.25in"/>
      </text:list-level-style-number>
      <text:list-level-style-number text:level="10" text:style-name="Numbering_20_Symbols" style:num-prefix=" " style:num-suffix=")" style:num-format="I">
        <style:list-level-properties text:space-before="2.25in" text:min-label-width="0.25in"/>
      </text:list-level-style-number>
    </text:list-style>
    <text:list-style style:name="OutlineStyleNothing">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fo:margin-left="0.25in"/>
        </style:list-level-properties>
      </text:list-level-style-number>
      <text:list-level-style-number text:level="3" style:num-format="">
        <style:list-level-properties text:list-level-position-and-space-mode="label-alignment">
          <style:list-level-label-alignment text:label-followed-by="nothing" fo:margin-left="0.5in"/>
        </style:list-level-properties>
      </text:list-level-style-number>
      <text:list-level-style-number text:level="4" style:num-format="">
        <style:list-level-properties text:list-level-position-and-space-mode="label-alignment">
          <style:list-level-label-alignment text:label-followed-by="nothing" fo:margin-left="0.75in"/>
        </style:list-level-properties>
      </text:list-level-style-number>
      <text:list-level-style-number text:level="5" style:num-format="">
        <style:list-level-properties text:list-level-position-and-space-mode="label-alignment">
          <style:list-level-label-alignment text:label-followed-by="nothing" fo:margin-left="1in"/>
        </style:list-level-properties>
      </text:list-level-style-number>
      <text:list-level-style-number text:level="6" style:num-format="">
        <style:list-level-properties text:list-level-position-and-space-mode="label-alignment">
          <style:list-level-label-alignment text:label-followed-by="nothing" fo:margin-left="1.25in"/>
        </style:list-level-properties>
      </text:list-level-style-number>
      <text:list-level-style-number text:level="7" style:num-format="">
        <style:list-level-properties text:list-level-position-and-space-mode="label-alignment">
          <style:list-level-label-alignment text:label-followed-by="nothing" fo:margin-left="1.5in"/>
        </style:list-level-properties>
      </text:list-level-style-number>
      <text:list-level-style-number text:level="8" style:num-format="">
        <style:list-level-properties text:list-level-position-and-space-mode="label-alignment">
          <style:list-level-label-alignment text:label-followed-by="nothing" fo:margin-left="1.75in"/>
        </style:list-level-properties>
      </text:list-level-style-number>
      <text:list-level-style-number text:level="9" style:num-format="">
        <style:list-level-properties text:list-level-position-and-space-mode="label-alignment">
          <style:list-level-label-alignment text:label-followed-by="nothing" fo:margin-left="2in"/>
        </style:list-level-properties>
      </text:list-level-style-number>
      <text:list-level-style-number text:level="10" style:num-format="">
        <style:list-level-properties text:list-level-position-and-space-mode="label-alignment">
          <style:list-level-label-alignment text:label-followed-by="nothing" fo:margin-left="2.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0-12-14T18:14:18.39</dc:date>
    <dc:creator>Isaac Kriegman</dc:creator>
    <meta:editing-duration>PT461H00M52S</meta:editing-duration>
    <meta:editing-cycles>83</meta:editing-cycles>
    <meta:document-statistic meta:table-count="0" meta:image-count="0" meta:object-count="0" meta:page-count="1" meta:paragraph-count="728" meta:word-count="12907" meta:character-count="77710"/>
  </office:meta>
</office:document-meta>
</file>